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8DF2F8B8A401329D.jpg" manifest:media-type="image/jpeg"/>
  <manifest:file-entry manifest:full-path="Pictures/10000000000000FA0000014F731F14497EF62253.jpg" manifest:media-type="image/jpeg"/>
  <manifest:file-entry manifest:full-path="Pictures/10000000000000FA0000016A520B1A7C63E00CA4.jpg" manifest:media-type="image/jpeg"/>
  <manifest:file-entry manifest:full-path="Pictures/100000000000010E0000017F75E8982D60FEE3FF.jpg" manifest:media-type="image/jpeg"/>
  <manifest:file-entry manifest:full-path="Pictures/100000000000015D000001F41944CA5E4150F470.jpg" manifest:media-type="image/jpeg"/>
  <manifest:file-entry manifest:full-path="Pictures/100000000000013A00000170F7F2495344266DAF.jpg" manifest:media-type="image/jpeg"/>
  <manifest:file-entry manifest:full-path="Pictures/10000000000001A5000001F47CBBE075E85E486B.jpg" manifest:media-type="image/jpeg"/>
  <manifest:file-entry manifest:full-path="Pictures/10000000000000E40000015E1E4EBC4A4A6E046D.jpg" manifest:media-type="image/jpeg"/>
  <manifest:file-entry manifest:full-path="Pictures/1000020100000160000001EC3940FEE31123D126.png" manifest:media-type="image/png"/>
  <manifest:file-entry manifest:full-path="Pictures/1000000000000139000001F419B15E99DED105A3.jpg" manifest:media-type="image/jpeg"/>
  <manifest:file-entry manifest:full-path="Pictures/1000000000000195000001F45C39F0656E218984.jpg" manifest:media-type="image/jpeg"/>
  <manifest:file-entry manifest:full-path="Pictures/1000000000000196000001F40C2B9F34F4EFAB22.jpg" manifest:media-type="image/jpeg"/>
  <manifest:file-entry manifest:full-path="Pictures/1000020100000662000008B0B70918B5D40A4F05.png" manifest:media-type="image/png"/>
  <manifest:file-entry manifest:full-path="Pictures/1000000000000198000001F4665141718FBA81A0.jpg" manifest:media-type="image/jpeg"/>
  <manifest:file-entry manifest:full-path="Pictures/100000000000012B0000015C628360BE88EDC3A0.jpg" manifest:media-type="image/jpeg"/>
  <manifest:file-entry manifest:full-path="Pictures/1000000000000195000001F311DDC0306FCE035B.jpg" manifest:media-type="image/jpeg"/>
  <manifest:file-entry manifest:full-path="Pictures/10000000000000830000003CB8286E65D8D8093A.png" manifest:media-type="image/png"/>
  <manifest:file-entry manifest:full-path="Pictures/100000000000010700000176F03D309CDE085A2B.jpg" manifest:media-type="image/jpeg"/>
  <manifest:file-entry manifest:full-path="Pictures/100000000000032500000050C133571843E4BF5E.png" manifest:media-type="image/png"/>
  <manifest:file-entry manifest:full-path="Pictures/10000201000002F900000434564E196B75EB61BE.png" manifest:media-type="image/png"/>
  <manifest:file-entry manifest:full-path="Pictures/100000000000014D000001F4665545A07380F1B3.jpg" manifest:media-type="image/jpeg"/>
  <manifest:file-entry manifest:full-path="Pictures/10000000000000FE000001736248E5CEC4778DDF.jpg" manifest:media-type="image/jpeg"/>
  <manifest:file-entry manifest:full-path="Pictures/10000000000000DE000000DE4BD31529C6EA29FA.gif" manifest:media-type="image/gif"/>
  <manifest:file-entry manifest:full-path="Pictures/10000201000000CF0000004EA0A4C41C43871C2D.png" manifest:media-type="image/png"/>
  <manifest:file-entry manifest:full-path="Pictures/1000000000000196000001F4C2ADCB4C4AA2230F.jpg" manifest:media-type="image/jpeg"/>
  <manifest:file-entry manifest:full-path="Pictures/10000000000000E40000015E288B2038B62B5EB6.jpg" manifest:media-type="image/jpeg"/>
  <manifest:file-entry manifest:full-path="Pictures/10000000000004140000050EC45E49CD6B773541.png" manifest:media-type="image/png"/>
  <manifest:file-entry manifest:full-path="Pictures/10000000000003ED0000058D1C9676DDFC0ECDD2.png" manifest:media-type="image/png"/>
  <manifest:file-entry manifest:full-path="Pictures/10000000000000FA00000134827C727CDFA50556.jpg" manifest:media-type="image/jpeg"/>
  <manifest:file-entry manifest:full-path="Pictures/1000000000000178000001F4819F7422CECD40A8.jpg" manifest:media-type="image/jpeg"/>
  <manifest:file-entry manifest:full-path="Pictures/10000201000000780000009DCFEE61288D3CD640.png" manifest:media-type="image/png"/>
  <manifest:file-entry manifest:full-path="Pictures/1000020100000153000001E0BDD6CB6D2A9A89A4.png" manifest:media-type="image/png"/>
  <manifest:file-entry manifest:full-path="Pictures/1000000000000176000001F44BF2253F576093D5.jpg" manifest:media-type="image/jpeg"/>
  <manifest:file-entry manifest:full-path="Pictures/100000000000015E000001F3B9296814779FED29.jpg" manifest:media-type="image/jpeg"/>
  <manifest:file-entry manifest:full-path="Pictures/10000000000001060000016D5C5F7F1760735B56.jpg" manifest:media-type="image/jpeg"/>
  <manifest:file-entry manifest:full-path="Pictures/100000000000015C000001EF18CD168D18A4A8EF.jpg" manifest:media-type="image/jpeg"/>
  <manifest:file-entry manifest:full-path="Pictures/1000000000000099000000DA4E10F7B807B1127E.jpg" manifest:media-type="image/jpeg"/>
  <manifest:file-entry manifest:full-path="Pictures/10000201000001BF000002597E8A193114871497.png" manifest:media-type="image/png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1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9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3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3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34" style:family="graphic" style:parent-style-name="standard">
      <style:graphic-properties draw:textarea-vertical-align="middle"/>
    </style:style>
    <style:style style:name="gr3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3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3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42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59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60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623cm"/>
      <style:paragraph-properties style:writing-mode="lr-tb"/>
    </style:style>
    <style:style style:name="gr63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64" style:family="graphic" style:parent-style-name="standard">
      <style:graphic-properties draw:stroke="none" draw:fill="none" fo:min-height="3.155cm"/>
      <style:paragraph-properties style:writing-mode="lr-tb"/>
    </style:style>
    <style:style style:name="gr6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loext:opacity="100%" style:text-outline="true" style:font-name="Liberation Sans1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6pt" style:font-size-asian="16pt" style:font-size-complex="16pt"/>
    </style:style>
    <style:style style:name="P20" style:family="paragraph">
      <style:paragraph-properties fo:margin-left="0cm" fo:margin-right="0cm" fo:margin-top="0cm" fo:margin-bottom="0cm" fo:line-height="100%" fo:text-align="justify" fo:text-indent="0cm"/>
      <style:text-properties fo:font-size="20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20pt" style:font-size-asian="22pt" style:font-size-complex="22pt"/>
    </style:style>
    <style:style style:name="P22" style:family="paragraph">
      <style:paragraph-properties fo:margin-left="0cm" fo:margin-right="0cm" fo:margin-top="0cm" fo:margin-bottom="0cm" fo:line-height="100%" fo:text-align="end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20pt" style:font-size-asian="20pt" style:font-size-complex="20pt"/>
    </style:style>
    <style:style style:name="P24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style:font-size-asian="24pt" style:font-style-asian="normal" style:font-size-complex="24pt" style:font-style-complex="normal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2pt" fo:font-weight="normal" style:font-size-asian="12pt" style:font-weight-asian="normal" style:font-size-complex="12pt" style:font-weight-complex="normal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8pt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2pt" fo:font-weight="normal" style:font-size-asian="12pt" style:font-weight-asian="normal" style:font-size-complex="12pt" style:font-weight-complex="normal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fo:font-weight="normal" style:font-size-asian="15pt" style:font-weight-asian="normal" style:font-size-complex="15pt" style:font-weight-complex="normal"/>
    </style:style>
    <style:style style:name="P31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4pt" fo:font-weight="normal" style:font-size-asian="14pt" style:font-weight-asian="normal" style:font-size-complex="14pt" style:font-weight-complex="normal"/>
    </style:style>
    <style:style style:name="P32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2pt" style:font-size-asian="12pt" style:font-size-complex="12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style:font-size-asian="15pt" style:font-size-complex="15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36" style:family="paragraph">
      <style:paragraph-properties fo:text-align="center" style:writing-mode="lr-tb"/>
    </style:style>
    <style:style style:name="P37" style:family="paragraph">
      <loext:graphic-properties draw:fill="solid" draw:fill-color="#eeeeee"/>
      <style:paragraph-properties fo:text-align="center" style:writing-mode="lr-tb"/>
      <style:text-properties fo:color="#000066" loext:opacity="100%"/>
    </style:style>
    <style:style style:name="P38" style:family="paragraph">
      <loext:graphic-properties draw:fill="solid" draw:fill-color="#eeeeee"/>
      <style:paragraph-properties fo:text-align="center" style:writing-mode="lr-tb"/>
      <style:text-properties fo:font-size="18pt"/>
    </style:style>
    <style:style style:name="P39" style:family="paragraph">
      <loext:graphic-properties draw:fill="solid" draw:fill-color="#eeeeee"/>
      <style:paragraph-properties fo:text-align="center" style:writing-mode="lr-tb"/>
      <style:text-properties fo:font-size="18pt" fo:font-weight="bold" style:font-weight-asian="bold" style:font-weight-complex="bold"/>
    </style:style>
    <style:style style:name="P40" style:family="paragraph">
      <loext:graphic-properties draw:fill="solid" draw:fill-color="#eeeeee"/>
      <style:paragraph-properties fo:text-align="center" style:writing-mode="lr-tb"/>
      <style:text-properties fo:font-size="18pt" fo:font-style="normal" fo:font-weight="bold" style:font-style-asian="normal" style:font-weight-asian="bold" style:font-style-complex="normal" style:font-weight-complex="bold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5pt" style:font-size-asian="15pt" style:font-size-complex="15p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8pt" style:font-size-asian="18pt" style:font-size-complex="18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6pt" style:font-size-asian="16pt" style:font-size-complex="16pt"/>
    </style:style>
    <style:style style:name="P44" style:family="paragraph">
      <style:paragraph-properties fo:margin-left="2cm" fo:margin-right="0cm" fo:margin-top="0cm" fo:margin-bottom="0cm" fo:line-height="100%" fo:text-indent="0cm"/>
    </style:style>
    <style:style style:name="P45" style:family="paragraph">
      <style:paragraph-properties fo:text-align="justify" style:writing-mode="lr-tb"/>
    </style:style>
    <style:style style:name="P46" style:family="paragraph">
      <loext:graphic-properties draw:fill="solid" draw:fill-color="#eeeeee"/>
      <style:paragraph-properties fo:text-align="justify" style:writing-mode="lr-tb"/>
      <style:text-properties fo:color="#000066" loext:opacity="100%"/>
    </style:style>
    <style:style style:name="P47" style:family="paragraph">
      <style:paragraph-properties fo:text-align="justify"/>
    </style:style>
    <style:style style:name="P48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en" fo:country="US" style:font-size-asian="26pt" style:font-size-complex="26pt"/>
    </style:style>
    <style:style style:name="P49" style:family="paragraph">
      <loext:graphic-properties draw:fill="solid" draw:fill-color="#007d9c"/>
      <style:paragraph-properties fo:text-align="center"/>
    </style:style>
    <style:style style:name="P50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51" style:family="paragraph">
      <loext:graphic-properties draw:fill="none"/>
      <style:paragraph-properties fo:text-align="center" style:writing-mode="lr-tb"/>
      <style:text-properties fo:color="#ffffff" loext:opacity="100%" style:font-name="Liberation Sans1" fo:font-size="80pt" style:font-size-asian="80pt" style:font-size-complex="80pt"/>
    </style:style>
    <style:style style:name="P52" style:family="paragraph">
      <loext:graphic-properties draw:fill="none" draw:fill-color="#ffffff"/>
      <style:paragraph-properties fo:text-align="justify" style:writing-mode="lr-tb"/>
      <style:text-properties fo:color="#000099" loext:opacity="100%" style:font-name="Liberation Sans1" fo:font-size="16pt" fo:language="en" fo:country="US" style:font-size-asian="16pt" style:font-size-complex="16pt"/>
    </style:style>
    <style:style style:name="T1" style:family="text">
      <style:text-properties fo:color="#ffffff" loext:opacity="100%" style:font-name="Liberation Sans1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loext:opacity="100%" style:text-outline="false" style:font-name="Liberation Sans1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loext:opacity="100%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ffffff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ffffff" loext:opacity="100%" style:text-outline="false" style:font-name="Liberation Sans1" fo:font-size="28pt" fo:font-style="italic" fo:text-shadow="none" style:font-size-asian="28pt" style:font-style-asian="italic" style:font-size-complex="28pt" style:font-style-complex="italic"/>
    </style:style>
    <style:style style:name="T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0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color="#006699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en" fo:country="US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ffff" loext:opacity="100%" style:text-outline="false" style:font-name="Liberation 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6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6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7d9c" loext:opacity="100%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41" style:family="text">
      <style:text-properties fo:color="#007d9c" loext:opacity="100%" style:font-name="Liberation Sans1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2" style:family="text">
      <style:text-properties fo:color="#006699" loext:opacity="100%" style:font-name="Liberation Sans1" fo:font-size="16pt" style:font-size-asian="16pt" style:font-size-complex="16pt"/>
    </style:style>
    <style:style style:name="T4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en" fo:country="US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en" fo:country="US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6699" loext:opacity="100%" style:font-name="Liberation Sans1" fo:font-size="20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7" style:family="text">
      <style:text-properties fo:color="#006699" loext:opacity="100%" style:font-name="Liberation Sans1" fo:font-size="20pt" fo:language="en" fo:country="US" fo:font-weight="normal" style:font-size-asian="22pt" style:font-weight-asian="normal" style:font-size-complex="22pt" style:font-weight-complex="normal"/>
    </style:style>
    <style:style style:name="T48" style:family="text">
      <style:text-properties fo:color="#006699" loext:opacity="100%" style:font-name="Liberation Sans1" fo:font-size="20pt" fo:language="en" fo:country="US" fo:font-weight="bold" style:font-size-asian="22pt" style:font-weight-asian="bold" style:font-size-complex="22pt" style:font-weight-complex="bold"/>
    </style:style>
    <style:style style:name="T4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en" fo:country="US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en" fo:country="US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Free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006699" loext:opacity="100%" style:font-name="Liberation Sans1" fo:font-size="20pt" fo:language="en" fo:country="US" fo:font-weight="normal" style:font-size-asian="20pt" style:font-weight-asian="normal" style:font-size-complex="20pt" style:font-weight-complex="normal"/>
    </style:style>
    <style:style style:name="T52" style:family="text">
      <style:text-properties fo:color="#006699" loext:opacity="100%" style:font-name="Liberation Sans1" fo:font-size="20pt" fo:language="en" fo:country="US" fo:font-weight="bold" style:font-size-asian="20pt" style:font-weight-asian="bold" style:font-size-complex="20pt" style:font-weight-complex="bold"/>
    </style:style>
    <style:style style:name="T53" style:family="text">
      <style:text-properties fo:color="#006699" loext:opacity="100%" style:font-name="Liberation Sans1" fo:font-size="20pt" fo:language="en" fo:country="US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54" style:family="text">
      <style:text-properties fo:color="#006699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fo:color="#ffffff" loext:opacity="100%" style:text-outline="false" style:font-name="Liberation Sans1" fo:font-size="28pt" fo:font-style="normal" fo:text-shadow="none" style:font-size-asian="28pt" style:font-style-asian="normal" style:font-size-complex="28pt" style:font-style-complex="normal"/>
    </style:style>
    <style:style style:name="T56" style:family="text">
      <style:text-properties fo:color="#006699" loext:opacity="100%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57" style:family="text">
      <style:text-properties fo:color="#006699" loext:opacity="100%" style:font-name="Liberation Mono" fo:font-size="12pt" fo:language="en" fo:country="US" fo:font-weight="bold" style:font-size-asian="12pt" style:font-weight-asian="bold" style:font-size-complex="12pt" style:font-weight-complex="bold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6699" loext:opacity="100%" style:font-name="Liberation Sans1" fo:font-size="12pt" fo:language="en" fo:country="US" fo:font-weight="bold" style:font-size-asian="12pt" style:font-weight-asian="bold" style:font-size-complex="12pt" style:font-weight-complex="bold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7d9c" loext:opacity="100%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64" style:family="text">
      <style:text-properties fo:color="#007d9c" loext:opacity="100%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65" style:family="text">
      <style:text-properties fo:color="#007d9c" loext:opacity="100%" style:font-name="Liberation Mono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6" style:family="text">
      <style:text-properties fo:color="#007d9c" loext:opacity="100%" style:font-name="Liberation Sans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7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7d9c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9" style:family="text">
      <style:text-properties fo:color="#007d9c" loext:opacity="100%" style:font-name="Liberation Sans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7d9c" loext:opacity="100%" style:font-name="Liberation Mono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2" style:family="text">
      <style:text-properties fo:color="#007d9c" loext:opacity="100%" style:font-name="Liberation Mon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3" style:family="text">
      <style:text-properties fo:color="#ffffff" loext:opacity="100%" style:text-outline="false" style:font-name="Liberation Sans1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74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size="14pt" fo:font-weight="normal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color="#eeeeee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79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006699" loext:opacity="100%" style:font-name="Liberation Mono" fo:font-size="15pt" fo:language="en" fo:country="US" fo:font-weight="normal" style:font-size-asian="15pt" style:font-weight-asian="normal" style:font-size-complex="15pt" style:font-weight-complex="normal"/>
    </style:style>
    <style:style style:name="T83" style:family="text">
      <style:text-properties fo:color="#ce181e" loext:opacity="100%" style:font-name="Liberation Mono" fo:font-size="15pt" fo:language="en" fo:country="US" fo:font-weight="normal" style:font-size-asian="15pt" style:font-weight-asian="normal" style:font-size-complex="15pt" style:font-weight-complex="normal"/>
    </style:style>
    <style:style style:name="T84" style:family="text">
      <style:text-properties fo:color="#006699" loext:opacity="100%" style:font-name="Liberation Mono" fo:font-size="15pt" fo:language="en" fo:country="US" fo:font-weight="bold" style:font-size-asian="15pt" style:font-weight-asian="bold" style:font-size-complex="15pt" style:font-weight-complex="bold"/>
    </style:style>
    <style:style style:name="T8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eeeeee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91" style:family="text">
      <style:text-properties style:font-name="Liberation Sans1" fo:font-size="12pt" style:font-size-asian="12pt" style:font-size-complex="12pt"/>
    </style:style>
    <style:style style:name="T92" style:family="text">
      <style:text-properties fo:color="#ce181e" loext:opacity="100%" style:font-name="Liberation Mono" fo:font-size="12pt" fo:language="en" fo:country="US" fo:font-weight="bold" style:font-size-asian="12pt" style:font-weight-asian="bold" style:font-size-complex="12pt" style:font-weight-complex="bold"/>
    </style:style>
    <style:style style:name="T93" style:family="text">
      <style:text-properties fo:color="#006699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9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006699" loext:opacity="100%" style:font-name="Liberation Mono" fo:font-size="12pt" fo:language="en" fo:country="US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99" style:family="text">
      <style:text-properties fo:color="#ce181e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100" style:family="text">
      <style:text-properties fo:color="#ce181e" loext:opacity="100%" style:font-name="Liberation Mono" fo:font-size="12pt" fo:language="en" fo:country="US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10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006699" loext:opacity="100%" style:font-name="Liberation Mono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color="#006699" loext:opacity="100%" style:font-name="Liberation Mono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109" style:family="text">
      <style:text-properties fo:color="#006699" loext:opacity="100%" style:font-name="Liberation Mono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12" style:family="text">
      <style:text-properties fo:color="#006699" loext:opacity="100%" style:font-name="Liberation Mono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0066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5" style:family="text">
      <style:text-properties fo:color="#ffffff" loext:opacity="100%" style:text-outline="false" style:font-name="Liberation Sans1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16" style:family="text">
      <style:text-properties fo:color="#006699" loext:opacity="100%" style:text-outline="false" style:font-name="Liberation Sans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17" style:family="text">
      <style:text-properties fo:color="#006699" loext:opacity="100%" style:text-outline="false" style:font-name="Liberation Mono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18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1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color="#006699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122" style:family="text">
      <style:text-properties fo:color="#006699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12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24" style:family="text">
      <style:text-properties fo:color="#006699" loext:opacity="100%" style:font-name="Liberation Mono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5" style:family="text">
      <style:text-properties fo:color="#006699" loext:opacity="100%" style:font-name="Liberation Mono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6" style:family="text">
      <style:text-properties fo:color="#006699" loext:opacity="100%" style:font-name="Liberation Mono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20pt" fo:language="en" fo:country="US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Free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20pt" fo:language="en" fo:country="US" fo:font-style="italic" fo:text-shadow="none" style:text-underline-style="none" fo:font-weight="bold" style:letter-kerning="true" style:font-name-asian="DejaVu Sans" style:font-size-asian="20pt" style:font-style-asian="italic" style:font-weight-asian="bold" style:font-name-complex="FreeSans2" style:font-size-complex="20pt" style:font-style-complex="italic" style:font-weight-complex="bold" style:text-emphasize="none" style:font-relief="none" style:text-overline-style="none" style:text-overline-color="font-color"/>
    </style:style>
    <style:style style:name="T130" style:family="text">
      <style:text-properties fo:color="#006699" loext:opacity="100%" style:font-name="Liberation Mono" fo:font-size="20pt" fo:language="en" fo:country="US" fo:font-weight="bold" style:font-size-asian="20pt" style:font-weight-asian="bold" style:font-size-complex="20pt" style:font-weight-complex="bold"/>
    </style:style>
    <style:style style:name="T131" style:family="text">
      <style:text-properties fo:color="#006699" loext:opacity="100%" style:font-name="Liberation Mono" fo:font-size="20pt" fo:language="en" fo:country="US" fo:font-weight="normal" style:font-size-asian="20pt" style:font-weight-asian="normal" style:font-size-complex="20pt" style:font-weight-complex="normal"/>
    </style:style>
    <style:style style:name="T132" style:family="text">
      <style:text-properties fo:color="#006699" loext:opacity="100%" style:font-name="Liberation Mono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3" style:family="text">
      <style:text-properties fo:color="#006699" loext:opacity="100%" style:font-name="Liberation Mono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34" style:family="text">
      <style:text-properties fo:color="#006699" loext:opacity="100%" style:font-name="Liberation Mono"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3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20pt" fo:language="en" fo:country="US" fo:text-shadow="none" style:text-underline-style="none" fo:font-weight="bold" style:letter-kerning="true" style:font-name-asian="DejaVu Sans" style:font-size-asian="20pt" style:font-weight-asian="bold" style:font-name-complex="FreeSans2" style:font-size-complex="20pt" style:font-weight-complex="bold" style:text-emphasize="none" style:font-relief="none" style:text-overline-style="none" style:text-overline-color="font-color"/>
    </style:style>
    <style:style style:name="T136" style:family="text">
      <style:text-properties fo:color="#006699" loext:opacity="100%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137" style:family="text">
      <style:text-properties fo:color="#006699" loext:opacity="100%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138" style:family="text">
      <style:text-properties fo:color="#006699" loext:opacity="100%" style:font-name="Liberation Sans1" fo:font-size="16pt" fo:language="en" fo:country="US" style:font-size-asian="16pt" style:font-size-complex="16pt"/>
    </style:style>
    <style:style style:name="T13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color="#006699" loext:opacity="100%" fo:font-size="22pt" fo:language="en" fo:country="US" fo:font-weight="normal" style:font-size-asian="22pt" style:font-weight-asian="normal" style:font-size-complex="22pt" style:font-weight-complex="normal"/>
    </style:style>
    <style:style style:name="T143" style:family="text">
      <style:text-properties fo:color="#006699" loext:opacity="100%" fo:font-size="18pt" fo:language="en" fo:country="US" fo:font-weight="normal" style:font-size-asian="18pt" style:font-weight-asian="normal" style:font-size-complex="18pt" style:font-weight-complex="normal"/>
    </style:style>
    <style:style style:name="T144" style:family="text">
      <style:text-properties fo:color="#006699" loext:opacity="100%" style:font-name="Liberation Sans1" fo:font-size="22pt" fo:language="en" fo:country="US" fo:font-weight="normal" style:font-size-asian="22pt" style:font-weight-asian="normal" style:font-size-complex="22pt" style:font-weight-complex="normal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color="#ffffff" loext:opacity="100%" style:text-outline="false" style:font-name="Liberation Sans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48" style:family="text">
      <style:text-properties fo:color="#ffffff" loext:opacity="100%" style:text-outline="false" style:font-name="Liberation Sans1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49" style:family="text">
      <style:text-properties fo:color="#ffffff" loext:opacity="100%" style:text-outline="false" style:font-name="Liberation Sans4" fo:font-size="28pt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54" style:family="text">
      <style:text-properties fo:color="#007d9c" loext:opacity="100%" fo:font-size="11pt" style:font-size-asian="11pt" style:font-size-complex="11pt"/>
    </style:style>
    <style:style style:name="T155" style:family="text">
      <style:text-properties fo:color="#ffffff" loext:opacity="100%" style:font-name="Liberation Sans1" fo:font-size="80pt" fo:language="en" fo:country="US" fo:font-weight="normal" style:font-size-asian="80pt" style:font-weight-asian="normal" style:font-size-complex="80pt" style:font-weight-complex="normal"/>
    </style:style>
    <style:style style:name="T156" style:family="text">
      <style:text-properties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201000000CF0000004EA0A4C41C43871C2D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3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4">Клуб программистов</text:span></text:p>
            <text:p text:style-name="P2"><text:span text:style-name="T4">Шадринск</text:span></text:p>
            <text:p text:style-name="P2"><text:span text:style-name="T4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4">Клуб программистов</text:span></text:p>
            <text:p text:style-name="P2"><text:span text:style-name="T4">Шадринск</text:span></text:p>
            <text:p text:style-name="P2"><text:span text:style-name="T4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4">Клуб программистов</text:span></text:p>
            <text:p text:style-name="P2"><text:span text:style-name="T4">Шадринск</text:span></text:p>
            <text:p text:style-name="P2"><text:span text:style-name="T4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5">Клуб программистов</text:span></text:p>
            <text:p text:style-name="P8"><text:span text:style-name="T5">Шадринск</text:span></text:p>
            <text:p text:style-name="P2"><text:span text:style-name="T5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6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7">История</text:span><text:span text:style-name="T8">: кем, когда, где </text:span><text:span text:style-name="T9">создавался язык</text:span><text:span text:style-name="T10">.</text:span></text:p>
            <text:p text:style-name="P13"><text:span text:style-name="T11"/></text:p>
            <text:p text:style-name="P13"><text:span text:style-name="T7">Цели</text:span><text:span text:style-name="T8">: </text:span><text:span text:style-name="T12">зачем создавался язык</text:span><text:span text:style-name="T10">.</text:span></text:p>
            <text:p text:style-name="P13"><text:span text:style-name="T11"/></text:p>
            <text:p text:style-name="P13"><text:span text:style-name="T7">Особенности</text:span><text:span text:style-name="T8">:</text:span><text:span text:style-name="T12"> чем Go отличается от других языков.</text:span></text:p>
            <text:p text:style-name="P13"><text:span text:style-name="T11"/></text:p>
            <text:p text:style-name="P13"><text:span text:style-name="T7">Компиляция</text:span><text:span text:style-name="T8"> (для разных платформ) и выполнение.</text:span></text:p>
            <text:p text:style-name="P13"><text:span text:style-name="T7"/></text:p>
            <text:p text:style-name="P13"><text:span text:style-name="T7">Синтаксис</text:span><text:span text:style-name="T8">: правописание и стиль. Идиомы. У</text:span><text:span text:style-name="T12">правляющие конструкции.</text:span></text:p>
            <text:p text:style-name="P13"><text:span text:style-name="T11"/></text:p>
            <text:p text:style-name="P13"><text:span text:style-name="T7">Модульность</text:span><text:span text:style-name="T8">:</text:span><text:span text:style-name="T12"> функции, методы. Пакеты.</text:span></text:p>
            <text:p text:style-name="P13"><text:span text:style-name="T11"/></text:p>
            <text:p text:style-name="P13"><text:span text:style-name="T7">Мно</text:span><text:span text:style-name="T13">Go</text:span><text:span text:style-name="T7">задачность</text:span><text:span text:style-name="T8">:</text:span><text:span text:style-name="T12"> goroutines, channels.</text:span></text:p>
            <text:p><text:span text:style-name="T11"/></text:p>
            <text:p text:style-name="P13"><text:span text:style-name="T7">Инструменты</text:span><text:span text:style-name="T8">: Go command. Go tools. IDE.</text:span></text:p>
            <text:p><text:span text:style-name="T8"/></text:p>
            <text:p><text:span text:style-name="T7">Применение</text:span><text:span text:style-name="T8">:</text:span><text:span text:style-name="T12"> где, как и почему лучше использовать Go.</text:span></text:p>
            <text:p><text:span text:style-name="T12"/></text:p>
          </draw:text-box>
        </draw:frame>
        <draw:frame draw:style-name="gr12" draw:text-style-name="P15" draw:layer="layout" svg:width="4.41cm" svg:height="6cm" svg:x="22.1cm" svg:y="7.3cm">
          <draw:image xlink:href="Pictures/1000020100000662000008B0B70918B5D40A4F05.png" xlink:type="simple" xlink:show="embed" xlink:actuate="onLoad" draw:mime-type="image/png"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>Шустрый суслик</text:span></text:p>
            <text:p text:style-name="P2"><text:span text:style-name="T17"><text:a xlink:href="https://go.dev/blog/gopher" xlink:type="simple">Gopher</text:a></text:span></text:p>
            <text:p text:style-name="P2"><text:span text:style-name="T16"/></text:p>
            <text:p text:style-name="P2"><text:span text:style-name="T18">(автор: </text:span><text:span text:style-name="T18"><text:a xlink:href="https://en.wikipedia.org/wiki/Renée_French" xlink:type="simple">Renée French</text:a></text:span><text:span text:style-name="T18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9">Go = </text:span><text:span text:style-name="T20">"</text:span><text:span text:style-name="T21">C for the 21st </text:span><text:span text:style-name="T20">century</text:span><text:span text:style-name="T22">"</text:span></text:p>
          </draw:text-box>
        </draw:frame>
        <draw:frame draw:style-name="gr13" draw:text-style-name="P19" draw:layer="layout" svg:width="26.8cm" svg:height="13.1cm" svg:x="0.6cm" svg:y="2.1cm">
          <draw:text-box>
            <text:p text:style-name="P18"><text:span text:style-name="T23">Go</text:span><text:span text:style-name="T24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5">(в виде “родных” исполняемых файлов), легко осваиваемый, с многочисленными надёжными библиотеками.</text:span></text:p>
            <text:p text:style-name="P13"><text:span text:style-name="T25"/></text:p>
            <text:p text:style-name="P13"><text:span text:style-name="T26">Проектировщики</text:span><text:span text:style-name="T25">:</text:span></text:p>
            <text:p text:style-name="P13"><text:span text:style-name="T27"><text:tab/></text:span><text:span text:style-name="T27">Robert Griesemer </text:span><text:span text:style-name="T28">(разработчик V8 JS engine, Java HotSpot VM, Sawzall; </text:span><text:span text:style-name="T29">его учитель – Niklaus Wirth)</text:span></text:p>
            <text:p text:style-name="P13"><text:span text:style-name="T30"><text:tab/></text:span><text:span text:style-name="T30">Rob Pike <text:s text:c="14"/></text:span><text:span text:style-name="T28">(разработчик window system for Unix; Plan 9, Inferno, </text:span><text:span text:style-name="T31">UTF-8, языка Sawzall)</text:span></text:p>
            <text:p text:style-name="P13"><text:span text:style-name="T25"><text:tab/></text:span><text:span text:style-name="T25">Ken Thompson <text:s text:c="4"/></text:span><text:span text:style-name="T31">(разработчик Unix, C, grep, ed, Plan 9, Inferno, UTF-8)</text:span></text:p>
            <text:p text:style-name="P13"><text:span text:style-name="T26">Разработчики</text:span><text:span text:style-name="T25">:</text:span></text:p>
            <text:p text:style-name="P13"><text:span text:style-name="T25"><text:tab/></text:span><text:span text:style-name="T25">Команда в Google + community.</text:span></text:p>
            <text:p text:style-name="P18"><text:span text:style-name="T24"/></text:p>
            <text:p text:style-name="P18"><text:span text:style-name="T24">Цель: </text:span><text:span text:style-name="T32">система программирования</text:span><text:span text:style-name="T24"> для </text:span><text:span text:style-name="T30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18"><text:span text:style-name="T30"/></text:p>
            <text:p text:style-name="P18"><text:span text:style-name="T30">На проектирование Go </text:span><text:span text:style-name="T33">повлияли языки</text:span><text:span text:style-name="T30"> </text:span><text:span text:style-name="T34">C, Oberon-2, Active Oberon, Oberon, Modula-2, Modula, Pascal, Alef, Newsqueak, Squeak, CSP, Smalltalk, Limbo,</text:span><text:span text:style-name="T35"> APL, BCPL, occam.</text:span><text:span text:style-name="T36"> </text:span></text:p>
            <text:p text:style-name="P18"><text:span text:style-name="T36"/></text:p>
            <text:p text:style-name="P18"><text:span text:style-name="T37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38">современным требования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Хронология и совместимость</text:span></text:p>
          </draw:text-box>
        </draw:frame>
        <draw:frame draw:style-name="gr14" draw:text-style-name="P14" draw:layer="layout" svg:width="26.8cm" svg:height="13.1cm" svg:x="0.6cm" svg:y="2.1cm">
          <draw:text-box>
            <text:p text:style-name="P18"><text:span text:style-name="T7">2007</text:span><text:span text:style-name="T8">.09</text:span><text:span text:style-name="T8"><text:tab/></text:span><text:span text:style-name="T8"><text:tab/></text:span><text:span text:style-name="T8">началась </text:span><text:span text:style-name="T7">разработка</text:span><text:span text:style-name="T8"> Go </text:span><text:span text:style-name="T9">в компании Google; проектированием занимались</text:span></text:p>
            <text:p text:style-name="P13"><text:span text:style-name="T9"><text:tab/></text:span><text:span text:style-name="T9"><text:tab/></text:span><text:span text:style-name="T9"><text:tab/></text:span><text:span text:style-name="T9">Robert Griesemer, Rob Pike и Ken Thompson. </text:span></text:p>
            <text:p text:style-name="P13"><text:span text:style-name="T8"/></text:p>
            <text:p text:style-name="P13"><text:span text:style-name="T7">2009</text:span><text:span text:style-name="T8">.11.10</text:span><text:span text:style-name="T8"><text:tab/></text:span><text:span text:style-name="T9">был официально </text:span><text:span text:style-name="T40">представлен</text:span><text:span text:style-name="T9"> язык Go. </text:span></text:p>
            <text:p text:style-name="P13"><text:span text:style-name="T8">2011.03.16</text:span><text:span text:style-name="T8"><text:tab/></text:span><text:span text:style-name="T8">go </text:span><text:span text:style-name="T9">r56: based on release weekly.2011-03-07.1</text:span></text:p>
            <text:p text:style-name="P13"><text:span text:style-name="T40">2012</text:span><text:span text:style-name="T9">.03.28</text:span><text:span text:style-name="T9"><text:tab/></text:span><text:span text:style-name="T40">go1.0</text:span><text:span text:style-name="T9">: language &amp; a set of core libraries.</text:span></text:p>
            <text:p text:style-name="P13"><text:span text:style-name="T9">2013.05.13</text:span><text:span text:style-name="T9"><text:tab/></text:span><text:span text:style-name="T9">go1.1</text:span></text:p>
            <text:p text:style-name="P13"><text:span text:style-name="T40">2015</text:span><text:span text:style-name="T9">.08.19</text:span><text:span text:style-name="T9"><text:tab/></text:span><text:span text:style-name="T9">go1.5: compiler &amp; runtime written entirely in Go (with a little assembler).</text:span></text:p>
            <text:p><text:span text:style-name="T9">2017.08.24</text:span><text:span text:style-name="T9"><text:tab/></text:span><text:span text:style-name="T9">go1.9: type aliases.</text:span></text:p>
            <text:p><text:span text:style-name="T9">2020.02.25</text:span><text:span text:style-name="T9"><text:tab/></text:span><text:span text:style-name="T9">go1.14: Go modules.</text:span></text:p>
            <text:p text:style-name="P13"><text:span text:style-name="T40">2022</text:span><text:span text:style-name="T9">.03.15</text:span><text:span text:style-name="T9"><text:tab/></text:span><text:span text:style-name="T9">go1.18: generics.</text:span></text:p>
            <text:p text:style-name="P13"><text:span text:style-name="T9">2023.08.08</text:span><text:span text:style-name="T9"><text:tab/></text:span><text:span text:style-name="T9">go1.21: min, max, clear built-in functions.</text:span></text:p>
            <text:p text:style-name="P13"><text:span text:style-name="T40">2024</text:span><text:span text:style-name="T9">.10.01</text:span><text:span text:style-name="T9"><text:tab/></text:span><text:span text:style-name="T9">go1.</text:span><text:span text:style-name="T40">23</text:span><text:span text:style-name="T9">.2: range over function types.</text:span></text:p>
            <text:p text:style-name="P13"><text:span text:style-name="T25"/></text:p>
            <text:p text:style-name="P13"><text:span text:style-name="T41">Спецификация языка и стандартой библиотеки обратно своместимы с версией Go 1.x.</text:span></text:p>
            <text:p text:style-name="P13"><text:span text:style-name="T25"/></text:p>
            <text:p text:style-name="P18"><text:span text:style-name="T42">Поэтому многие крупные компании, выждав паузу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Распространение</text:span></text:p>
          </draw:text-box>
        </draw:frame>
        <draw:frame draw:style-name="gr15" draw:text-style-name="P21" draw:layer="layout" svg:width="26.8cm" svg:height="13.1cm" svg:x="0.6cm" svg:y="2.1cm">
          <draw:text-box>
            <text:p text:style-name="P20"><text:span text:style-name="T43">Go </text:span><text:span text:style-name="T44">применяется</text:span><text:span text:style-name="T43"> в:</text:span></text:p>
            <text:p text:style-name="P20"><text:span text:style-name="T43"><text:tab/></text:span><text:span text:style-name="T43">Amazon, AmericanExpress, Armut (</text:span><text:span text:style-name="T45">C#→Go</text:span><text:span text:style-name="T43">), BBC, bitly, Canonical, Capital One, CERN, Cloudflare, CockroachDB, Docker, DropBox</text:span><text:span text:style-name="T45"> (Python→Go)</text:span><text:span text:style-name="T43">, GitHub, Google, gov.uk, IBM, InfluxDB, Intel, Kubernetes, Meta, Microsoft, Monzo, Mozilla (</text:span><text:span text:style-name="T45">Rust &amp; Go</text:span><text:span text:style-name="T43">), Netflix (</text:span><text:span text:style-name="T45">Java→Go</text:span><text:span text:style-name="T43">), New York Times, Oracle, PayPal, Salesforce</text:span><text:span text:style-name="T45"> (Python, C→Go)</text:span><text:span text:style-name="T43">, SendGrid, Stream</text:span><text:span text:style-name="T45"> (Python→Go)</text:span><text:span text:style-name="T43">, SoundCloud, Terraform, The Economist, Twitch, Twitter, Uber, Walmart, YouTube, </text:span><text:span text:style-name="T45">многих</text:span><text:span text:style-name="T46"> других организациях и проектах open-source.</text:span></text:p>
            <text:p text:style-name="P20"><text:span text:style-name="T47"/></text:p>
            <text:p text:style-name="P20"><text:span text:style-name="T47">В </text:span><text:span text:style-name="T48">России</text:span><text:span text:style-name="T47">:</text:span></text:p>
            <text:p text:style-name="P20"><text:span text:style-name="T43"><text:tab/></text:span><text:span text:style-name="T43">Яндекс, ЦУМ, УГМК-Телеком, Точка, Т-Банк, СберТех, Онлайн-кинотеатр Иви, МТС, Магнит.Tech, Лаборатория Касперского, ИТ-Холдинг Т1, ИНГОССТРАХ Банк, Домклик, Группа Астра, ГНИВЦ, YADRO, X5 Digital, VK, Viasat Tech, Tutu, Selectel, S8.Capital, Ozon, Okko, Mail.ru, Lamoda Tech</text:span><text:span text:style-name="T47">, iSpring, IBS, Cloud.ru, Boxberry: IT, Beeline, Avito, 2GIS </text:span><text:span text:style-name="T46">и многие другие...</text:span></text:p>
            <text:p text:style-name="P20"><text:span text:style-name="T46"/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Популярность</text:span></text:p>
          </draw:text-box>
        </draw:frame>
        <draw:frame draw:style-name="gr16" draw:text-style-name="P23" draw:layer="layout" svg:width="26.8cm" svg:height="13.1cm" svg:x="0.6cm" svg:y="2.1cm">
          <draw:text-box>
            <text:p text:style-name="P18"><text:span text:style-name="T49"/></text:p>
            <text:p text:style-name="P18"><text:span text:style-name="T50"><text:a xlink:href="https://www.tiobe.com/tiobe-index/" xlink:type="simple">TIOBE index ▲</text:a></text:span><text:span text:style-name="T49"><text:s/></text:span><text:span text:style-name="T51">(since 2009):</text:span></text:p>
            <text:p text:style-name="P18"><text:span text:style-name="T49"><text:tab/></text:span><text:span text:style-name="T49">Language of the Year: 2009, 2016</text:span><text:span text:style-name="T49"><text:tab/></text:span></text:p>
            <text:p text:style-name="P18"><text:span text:style-name="T49"><text:tab/></text:span><text:span text:style-name="T49">Lowest Position: #122 in May 2015, Highest Position: #7 in Jul 2024, </text:span><text:span text:style-name="T51">Now: </text:span><text:span text:style-name="T52">#8</text:span><text:span text:style-name="T51"> (Oct 2024) </text:span></text:p>
            <text:p text:style-name="P18"><text:span text:style-name="T50"><text:a xlink:href="https://spectrum.ieee.org/top-programming-languages-2024" xlink:type="simple">IEEE Spectrum▲</text:a></text:span><text:span text:style-name="T49"><text:s/>Top Programming Languages: </text:span><text:span text:style-name="T50">#8</text:span><text:span text:style-name="T49"> (</text:span><text:span text:style-name="T51">2024)</text:span></text:p>
            <text:p text:style-name="P18"><text:span text:style-name="T52"><text:a xlink:href="https://www.crossover.com/blog/top-10-in-demand-programming-languages-for-2024" xlink:type="simple">Crossover ▲</text:a></text:span><text:span text:style-name="T51"><text:s/>Top 10 In-Demand Programming Languages for 2024: </text:span><text:span text:style-name="T52">#10</text:span><text:span text:style-name="T51"> </text:span></text:p>
            <text:p text:style-name="P18"><text:span text:style-name="T52"><text:a xlink:href="https://githut.info/" xlink:type="simple">GitHut ▲</text:a></text:span><text:span text:style-name="T52"><text:s/></text:span><text:span text:style-name="T51">active repositories: </text:span><text:span text:style-name="T52">#13</text:span><text:span text:style-name="T51"> (Oct 2024)</text:span></text:p>
            <text:p text:style-name="P18"><text:span text:style-name="T52"><text:a xlink:href="https://www.zdnet.com/article/the-most-popular-programming-languages-in-2024-and-what-that-even-means/" xlink:type="simple">ZDnet ▲</text:a></text:span><text:span text:style-name="T51"><text:s/>The most popular programming languages in 2024: </text:span><text:span text:style-name="T52">#11</text:span></text:p>
            <text:p text:style-name="P18"><text:span text:style-name="T50"><text:a xlink:href="https://pypl.github.io/PYPL.html" xlink:type="simple">PYPL ▲</text:a></text:span><text:span text:style-name="T49">: </text:span><text:span text:style-name="T50">#12</text:span><text:span text:style-name="T51"> (Oct 2024)</text:span></text:p>
            <text:p text:style-name="P18"><text:span text:style-name="T52"><text:a xlink:href="https://redmonk.com/sogrady/2024/09/12/language-rankings-6-24/" xlink:type="simple">RedMonk ▲</text:a></text:span><text:span text:style-name="T51"><text:s/>Programming Language Rankings: </text:span><text:span text:style-name="T52">#12</text:span><text:span text:style-name="T51"> (Jun 2024)</text:span></text:p>
            <text:p text:style-name="P18"><text:span text:style-name="T52"><text:a xlink:href="https://www.statista.com/statistics/793628/worldwide-developer-survey-most-used-languages/" xlink:type="simple">Statista ▲</text:a></text:span><text:span text:style-name="T51"><text:s/>Most used programming languages among developers (2024): </text:span><text:span text:style-name="T52">#12</text:span></text:p>
            <text:p text:style-name="P18"><text:span text:style-name="T52"><text:a xlink:href="https://www.geeksforgeeks.org/top-programming-languages/" xlink:type="simple">GeeksForGeeks ▲</text:a></text:span><text:span text:style-name="T51"><text:s/>20 Best Programming Languages to Learn in 2025: </text:span><text:span text:style-name="T52">#13</text:span></text:p>
            <text:p text:style-name="P22"><text:span text:style-name="T53"/></text:p>
            <text:p text:style-name="P22"><text:span text:style-name="T54">* я не учитывал в индексах позицию HTML/CS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24" draw:layer="layout" svg:width="24.599cm" svg:height="1.352cm" svg:x="0.701cm" svg:y="0.401cm">
          <draw:text-box>
            <text:p><text:span text:style-name="T55">Особенности</text:span></text:p>
          </draw:text-box>
        </draw:frame>
        <draw:frame draw:style-name="gr17" draw:text-style-name="P25" draw:layer="layout" svg:width="26.8cm" svg:height="13.103cm" svg:x="0.6cm" svg:y="2.1cm">
          <draw:text-box>
            <text:p text:style-name="P13"><text:span text:style-name="T56">Минимум синтаксических конструкций.</text:span></text:p>
            <text:p text:style-name="P13"><text:span text:style-name="T56">Каждое утверждение (statement) начинается с ключевого слова.</text:span></text:p>
            <text:p text:style-name="P13"><text:span text:style-name="T56"/></text:p>
            <text:p text:style-name="P13"><text:span text:style-name="T56">В языке нет исключений (exceptions).</text:span></text:p>
            <text:p text:style-name="P13"><text:span text:style-name="T56">Нет классов, но есть интерфейсы, и для типов данных можно определять методы.</text:span></text:p>
            <text:p text:style-name="P13"><text:span text:style-name="T57">defer</text:span><text:span text:style-name="T56"> ~ отложенное исполнение функции: появилось в Go</text:span></text:p>
            <text:p text:style-name="P13"><text:span text:style-name="T56"/></text:p>
            <text:p text:style-name="P13"><text:span text:style-name="T57">;</text:span><text:span text:style-name="T56"> служит переводом строки (line feed)</text:span></text:p>
            <text:p text:style-name="P13"><text:span text:style-name="T57">,</text:span><text:span text:style-name="T56"> запятая иногда обязательна в конце строки!</text:span></text:p>
            <text:p text:style-name="P13"><text:span text:style-name="T58">_</text:span><text:span text:style-name="T59"> “пустая переменная</text:span><text:span text:style-name="T56">“ (blank identifier) для игнорирования значения</text:span></text:p>
            <text:p text:style-name="P13"><text:span text:style-name="T60">:=</text:span><text:span text:style-name="T56"> простое объявление (with inferred type) и инициализация переменной</text:span></text:p>
            <text:p text:style-name="P13"><text:span text:style-name="T56"/></text:p>
            <text:p text:style-name="P13"><text:span text:style-name="T56">Имена с заглавной буквы (Capitalized) экспортируются (видны вне пакета)</text:span></text:p>
            <text:p text:style-name="P13"><text:span text:style-name="T56"/></text:p>
            <text:p text:style-name="P13"><text:span text:style-name="T56">Функции: Multiple return values. Named return values. Bare return.</text:span></text:p>
            <text:p text:style-name="P13"><text:span text:style-name="T57">func init() { }</text:span><text:span text:style-name="T56"> // инициализирующие функции в файлах пакета</text:span></text:p>
            <text:p text:style-name="P13"><text:span text:style-name="T56"/></text:p>
            <text:p text:style-name="P13"><text:span text:style-name="T56">Безтиповые константы (untyped constants).</text:span></text:p>
            <text:p text:style-name="P13"><text:span text:style-name="T57">rune</text:span><text:span text:style-name="T56"> // тип данных для ”символа” (code point) в кодировке UTF-8</text:span></text:p>
            <text:p text:style-name="P13"><text:span text:style-name="T57">iota</text:span><text:span text:style-name="T56"> // перечисление (enumerator) именованных целых значений</text:span></text:p>
            <text:p text:style-name="P13"><text:span text:style-name="T56"/></text:p>
            <text:p text:style-name="P13"><text:span text:style-name="T56">variable declared / package imported but not used –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Установка</text:span></text:p>
          </draw:text-box>
        </draw:frame>
        <draw:frame draw:style-name="gr18" draw:text-style-name="P26" draw:layer="layout" svg:width="26.8cm" svg:height="13.1cm" svg:x="0.6cm" svg:y="2.1cm">
          <draw:text-box>
            <text:p text:style-name="P18"><text:span text:style-name="T61">Реализации</text:span><text:span text:style-name="T62">:</text:span></text:p>
            <text:p text:style-name="P18"><text:span text:style-name="T62"><text:tab/></text:span><text:span text:style-name="T62">1. Официальный компилятор (Google) для операционных систем AIX, Android, *BSD, iOS, Linux, macOS, Plan 9, </text:span><text:span text:style-name="T63">Solaris, Windows (на разных аппаратных архитектурах) и для WebAssembly (WASM).</text:span></text:p>
            <text:p text:style-name="P18"><text:span text:style-name="T62"><text:tab/></text:span><text:span text:style-name="T62">2. gofrontend + libgo для </text:span><text:span text:style-name="T63">GCC и других компиляторов.</text:span></text:p>
            <text:p text:style-name="P18"><text:span text:style-name="T63"><text:tab/></text:span><text:span text:style-name="T63">3. </text:span><text:span text:style-name="T64">TinyGo</text:span><text:span text:style-name="T63"> для embedded systems и WebAssembly.</text:span></text:p>
            <text:p text:style-name="P18"><text:span text:style-name="T63"><text:tab/></text:span><text:span text:style-name="T63">4. </text:span><text:span text:style-name="T64">GopherJS</text:span><text:span text:style-name="T63"> – кросс-компилятор из Go в JavaScript.</text:span></text:p>
            <text:p text:style-name="P18"><text:span text:style-name="T63"/></text:p>
            <text:p text:style-name="P18"><text:span text:style-name="T63">Поддерживаются </text:span><text:span text:style-name="T64">архитектуры</text:span><text:span text:style-name="T63"> i386, amd64, ARM, RISC-V, MIPS, ppc64, …</text:span></text:p>
            <text:p text:style-name="P18"><text:span text:style-name="T65"><text:tab/></text:span><text:span text:style-name="T65"><text:tab/></text:span><text:span text:style-name="T65">go tool dist list</text:span></text:p>
            <text:p text:style-name="P18"><text:span text:style-name="T66">Лёгкая кросс-компиляция!</text:span></text:p>
            <text:p text:style-name="P18"><text:span text:style-name="T66"/></text:p>
            <text:p text:style-name="P18"><text:span text:style-name="T61">Установка</text:span><text:span text:style-name="T62"> (описание </text:span><text:span text:style-name="T67">https://golang.org/doc/install</text:span><text:span text:style-name="T66">):</text:span></text:p>
            <text:p text:style-name="P18"><text:span text:style-name="T68"><text:tab/></text:span><text:span text:style-name="T68"><text:tab/></text:span><text:span text:style-name="T65">sudo apt-get install golang</text:span></text:p>
            <text:p text:style-name="P18"><text:span text:style-name="T69"/></text:p>
            <text:p text:style-name="P18"><text:span text:style-name="T66">The Go </text:span><text:span text:style-name="T69">Playground</text:span><text:span text:style-name="T66"> ~ интерактивное выполнение программ в браузере:</text:span></text:p>
            <text:p text:style-name="P18"><text:span text:style-name="T70"><text:tab/></text:span><text:span text:style-name="T70"><text:tab/></text:span><text:span text:style-name="T71">https://</text:span><text:span text:style-name="T72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Пример </text:span><text:span text:style-name="T73">с приветом</text:span></text:p>
          </draw:text-box>
        </draw:frame>
        <draw:frame draw:style-name="gr19" draw:text-style-name="P27" draw:layer="layout" svg:width="26.8cm" svg:height="8.682cm" svg:x="0.6cm" svg:y="2.1cm">
          <draw:text-box>
            <text:p text:style-name="P13"><text:span text:style-name="T74">package main <text:s text:c="20"/>// все программы принадлежат к своему пакету</text:span></text:p>
            <text:p text:style-name="P13"><text:span text:style-name="T75">import ( <text:s text:c="24"/></text:span><text:span text:style-name="T74">// подключить...</text:span></text:p>
            <text:p text:style-name="P13"><text:span text:style-name="T74"><text:s text:c="2"/></text:span><text:span text:style-name="T74">"fmt" <text:s text:c="25"/>// ... пакет форматированного вывода</text:span></text:p>
            <text:p text:style-name="P13"><text:span text:style-name="T75"><text:s text:c="2"/></text:span><text:span text:style-name="T74">"os" <text:s text:c="26"/>// ... и взаимодействия с OS</text:span></text:p>
            <text:p text:style-name="P13"><text:span text:style-name="T74">)</text:span></text:p>
            <text:p text:style-name="P13"><text:span text:style-name="T75">const world = "</text:span><text:span text:style-name="T75">世界</text:span><text:span text:style-name="T75">" <text:s text:c="12"/></text:span><text:span text:style-name="T74">// UTF-8 для исходного кода и литералов</text:span></text:p>
            <text:p text:style-name="P13"><text:span text:style-name="T76"/></text:p>
            <text:p text:style-name="P13"><text:span text:style-name="T74">func main() { <text:s text:c="19"/>// с main() начинается выполнение программы</text:span></text:p>
            <text:p text:style-name="P13"><text:span text:style-name="T75"><text:s text:c="2"/></text:span><text:span text:style-name="T75">var s string = world <text:s text:c="10"/>// var </text:span><text:span text:style-name="T77">переменная тип = значение</text:span></text:p>
            <text:p text:style-name="P13"><text:span text:style-name="T75"><text:s text:c="33"/></text:span><text:span text:style-name="T75">// len() - встроенная функция определения размера </text:span></text:p>
            <text:p text:style-name="P13"><text:span text:style-name="T75"><text:s text:c="2"/></text:span><text:span text:style-name="T75">if len(os.Args) &gt; 1 { <text:s text:c="9"/>// в os.Args[0] – имя программы</text:span></text:p>
            <text:p text:style-name="P13"><text:span text:style-name="T75"><text:s text:c="4"/></text:span><text:span text:style-name="T75">s = os.Args[1] <text:s text:c="14"/>// имена с заглавной буквы экспортируются</text:span></text:p>
            <text:p text:style-name="P13"><text:span text:style-name="T75"><text:s text:c="2"/></text:span><text:span text:style-name="T75">}</text:span></text:p>
            <text:p text:style-name="P13"><text:span text:style-name="T74"><text:s text:c="2"/></text:span><text:span text:style-name="T74">fmt.Printf("Привет, %s!\n", s) // вызов функции из импортированного пакета</text:span></text:p>
            <text:p text:style-name="P13"><text:span text:style-name="T74">} <text:s text:c="30"/></text:span></text:p>
          </draw:text-box>
        </draw:frame>
        <draw:frame draw:style-name="gr20" draw:text-style-name="P28" draw:layer="layout" svg:width="26.4cm" svg:height="4.418cm" svg:x="0.8cm" svg:y="10.782cm">
          <draw:text-box>
            <text:p><text:span text:style-name="T78">$ go run helloWorld.go</text:span></text:p>
            <text:p><text:span text:style-name="T78">Привет, </text:span><text:span text:style-name="T78">世界</text:span><text:span text:style-name="T78">!</text:span></text:p>
            <text:p text:style-name="P13"><text:span text:style-name="T78">$ go build helloWorld.go</text:span></text:p>
            <text:p text:style-name="P13"><text:span text:style-name="T79">$ ./helloWorld</text:span><text:span text:style-name="T78"> мир</text:span></text:p>
            <text:p text:style-name="P13"><text:span text:style-name="T78">Привет, мир!</text:span></text:p>
            <text:p text:style-name="P13"><text:span text:style-name="T79">$ </text:span><text:span text:style-name="T80">GOOS=windows GOARCH=amd64</text:span><text:span text:style-name="T79"> </text:span><text:span text:style-name="T78">go build helloWorld.go</text:span></text:p>
            <text:p text:style-name="P13"><text:span text:style-name="T79">$ ls </text:span><text:span text:style-name="T78">helloWorld*</text:span></text:p>
            <text:p text:style-name="P13"><text:span text:style-name="T81">helloWorld helloWorld.exe</text:span><text:span text:style-name="T79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Пример: </text:span><text:span text:style-name="T73">web-server</text:span></text:p>
          </draw:text-box>
        </draw:frame>
        <draw:frame draw:style-name="gr21" draw:text-style-name="P30" draw:layer="layout" svg:width="26.8cm" svg:height="12.974cm" svg:x="0.6cm" svg:y="2.1cm">
          <draw:text-box>
            <text:p text:style-name="P29"><text:span text:style-name="T82">package main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на основе примера, который привёл Rob Pike</text:span></text:p>
            <text:p text:style-name="P13"><text:span text:style-name="T82"/></text:p>
            <text:p text:style-name="P13"><text:span text:style-name="T82">import (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импортировать пакеты:</text:span></text:p>
            <text:p text:style-name="P13"><text:span text:style-name="T82"><text:tab/></text:span><text:span text:style-name="T82">"fmt" <text:s text:c="5"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форматированная печать</text:span></text:p>
            <text:p text:style-name="P13"><text:span text:style-name="T82"><text:tab/></text:span><text:span text:style-name="T82">"log" <text:s text:c="5"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протоколирование</text:span></text:p>
            <text:p text:style-name="P13"><text:span text:style-name="T82"><text:tab/></text:span><text:span text:style-name="T82">"net/http" 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сетевая магия – в этом пакете</text:span></text:p>
            <text:p text:style-name="P13"><text:span text:style-name="T82">)</text:span></text:p>
            <text:p text:style-name="P13"><text:span text:style-name="T82"/></text:p>
            <text:p text:style-name="P13"><text:span text:style-name="T82"><text:s text:c="23"/></text:span><text:span text:style-name="T82">// во всех идентификаторах можно использовать символы UTF-8</text:span></text:p>
            <text:p text:style-name="P13"><text:span text:style-name="T82">func </text:span><text:span text:style-name="T83">こんにちは</text:span><text:span text:style-name="T83">Мир</text:span><text:span text:style-name="T82">(w http.</text:span><text:span text:style-name="T84">ResponseWriter</text:span><text:span text:style-name="T82">, req *http.</text:span><text:span text:style-name="T84">Request</text:span><text:span text:style-name="T82">) {</text:span></text:p>
            <text:p text:style-name="P13"><text:span text:style-name="T82"><text:tab/></text:span><text:span text:style-name="T82">fmt.Fprintf(w, "Привет, мир!!!\n") <text:s text:c="11"/>// вывод ответа прямо в сеть 8-)</text:span></text:p>
            <text:p text:style-name="P13"><text:span text:style-name="T82">}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 <text:s text:c="2"/>// точнее: в любой Writer</text:span></text:p>
            <text:p text:style-name="P13"><text:span text:style-name="T82"/></text:p>
            <text:p text:style-name="P13"><text:span text:style-name="T82">func main() { <text:s text:c="49"/></text:span></text:p>
            <text:p text:style-name="P13"><text:span text:style-name="T82"><text:tab/></text:span><text:span text:style-name="T82">http.HandleFunc("/", </text:span><text:span text:style-name="T83">こんにちは</text:span><text:span text:style-name="T83">Мир</text:span><text:span text:style-name="T82">) <text:s text:c="11"/>// подключить функцию-обработчик</text:span></text:p>
            <text:p text:style-name="P13"><text:span text:style-name="T82"><text:s text:c="4"/></text:span><text:span text:style-name="T82">// слушать порт на хосте</text:span></text:p>
            <text:p text:style-name="P13"><text:span text:style-name="T82"><text:tab/></text:span><text:span text:style-name="T82">log.Fatal(http.ListenAndServe("localhost:12345", nil))</text:span></text:p>
            <text:p text:style-name="P13"><text:span text:style-name="T82"><text:tab/></text:span><text:span text:style-name="T82">// обработать ошибку и// записать в протокол</text:span></text:p>
            <text:p text:style-name="P13"><text:span text:style-name="T85">} <text:s text:c="56"/></text:span><text:span text:style-name="T82">// бесконечный цикл</text:span></text:p>
            <text:p text:style-name="P13"><text:span text:style-name="T85">// аргумент nil означает, что надо использовать </text:span><text:span text:style-name="T82">HandleFunc</text:span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Пример: </text:span><text:span text:style-name="T73">кириллица</text:span></text:p>
          </draw:text-box>
        </draw:frame>
        <draw:frame draw:style-name="gr22" draw:text-style-name="P30" draw:layer="layout" svg:width="26.8cm" svg:height="12.974cm" svg:x="0.6cm" svg:y="2.1cm">
          <draw:text-box>
            <text:p text:style-name="P29"><text:span text:style-name="T82">package main</text:span></text:p>
            <text:p text:style-name="P29"><text:span text:style-name="T82">import (</text:span></text:p>
            <text:p text:style-name="P29"><text:span text:style-name="T82"><text:tab/></text:span><text:span text:style-name="T82">"fmt"</text:span></text:p>
            <text:p text:style-name="P29"><text:span text:style-name="T82"><text:tab/></text:span><text:span text:style-name="T82">"time"</text:span></text:p>
            <text:p text:style-name="P29"><text:span text:style-name="T82">)</text:span></text:p>
            <text:p text:style-name="P29"><text:span text:style-name="T82">const </text:span><text:span text:style-name="T83">Вопрос</text:span><text:span text:style-name="T82"> = "Главный вопрос жизни, вселенной и вообще"</text:span></text:p>
            <text:p text:style-name="P29"><text:span text:style-name="T82">const </text:span><text:span text:style-name="T83">Ответ</text:span><text:span text:style-name="T82"> = 42</text:span></text:p>
            <text:p text:style-name="P29"><text:span text:style-name="T82"/></text:p>
            <text:p text:style-name="P29"><text:span text:style-name="T82">func </text:span><text:span text:style-name="T83">Мыслитель</text:span><text:span text:style-name="T82">(</text:span><text:span text:style-name="T83">вопрос</text:span><text:span text:style-name="T82"> string) int {</text:span></text:p>
            <text:p text:style-name="P29"><text:span text:style-name="T82"><text:tab/></text:span><text:span text:style-name="T82">return </text:span><text:span text:style-name="T83">Ответ</text:span></text:p>
            <text:p text:style-name="P29"><text:span text:style-name="T82">}</text:span></text:p>
            <text:p text:style-name="P29"><text:span text:style-name="T82"/></text:p>
            <text:p text:style-name="P29"><text:span text:style-name="T82">func main() {</text:span></text:p>
            <text:p text:style-name="P29"><text:span text:style-name="T82"><text:tab/></text:span><text:span text:style-name="T82">var </text:span><text:span text:style-name="T83">время_работы</text:span><text:span text:style-name="T82"> = 7_500_000</text:span></text:p>
            <text:p text:style-name="P29"><text:span text:style-name="T82"><text:tab/></text:span><text:span text:style-name="T83">окончание</text:span><text:span text:style-name="T82"> := time.Now()</text:span></text:p>
            <text:p text:style-name="P29"><text:span text:style-name="T85"><text:tab/></text:span><text:span text:style-name="T86">начало</text:span><text:span text:style-name="T85"> := окончание.AddDate(-</text:span><text:span text:style-name="T86">время_работы</text:span><text:span text:style-name="T85">, 0, 0) // + (годы, месяцы, </text:span><text:span text:style-name="T82">дни)</text:span></text:p>
            <text:p text:style-name="P29"><text:span text:style-name="T82"><text:tab/></text:span><text:span text:style-name="T82">ответ := </text:span><text:span text:style-name="T83">Мыслитель</text:span><text:span text:style-name="T82">(</text:span><text:span text:style-name="T83">Вопрос</text:span><text:span text:style-name="T82">)</text:span></text:p>
            <text:p text:style-name="P29"><text:span text:style-name="T82"><text:tab/></text:span><text:span text:style-name="T82">fmt.Printf(</text:span></text:p>
            <text:p text:style-name="P29"><text:span text:style-name="T82"><text:tab/></text:span><text:span text:style-name="T82"><text:tab/></text:span><text:span text:style-name="T82">"Начав в %v и проработав %v лет, Мыслитель в %v дал ответ: '%v'.\n", </text:span></text:p>
            <text:p text:style-name="P29"><text:span text:style-name="T82"><text:tab/></text:span><text:span text:style-name="T82"> <text:s text:c="3"/></text:span><text:span text:style-name="T83">начало</text:span><text:span text:style-name="T82">, </text:span><text:span text:style-name="T83">время_работы</text:span><text:span text:style-name="T82">, </text:span><text:span text:style-name="T83">окончание</text:span><text:span text:style-name="T82">, </text:span><text:span text:style-name="T83">ответ</text:span><text:span text:style-name="T82">)</text:span></text:p>
            <text:p text:style-name="P29"><text:span text:style-name="T8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Каталоги</text:span></text:p>
          </draw:text-box>
        </draw:frame>
        <draw:frame draw:style-name="gr23" draw:text-style-name="P31" draw:layer="layout" svg:width="26.4cm" svg:height="12.996cm" svg:x="0.8cm" svg:y="2.1cm">
          <draw:text-box>
            <text:p><text:span text:style-name="T87">$ echo $GOPATH</text:span></text:p>
            <text:p><text:span text:style-name="T87">~/go</text:span></text:p>
            <text:p><text:span text:style-name="T87">$ cd $GOPATH/src</text:span></text:p>
            <text:p text:style-name="P13"><text:span text:style-name="T87"/></text:p>
            <text:p><text:span text:style-name="T87">$ mkdir sample &amp;&amp; mkdir sample/module</text:span></text:p>
            <text:p><text:span text:style-name="T87">$ cd sample/module</text:span></text:p>
            <text:p text:style-name="P13"><text:span text:style-name="T88"># Create </text:span><text:span text:style-name="T89">module.go</text:span><text:span text:style-name="T88"> in Go in your favourite source code editor. </text:span></text:p>
            <text:p text:style-name="P13"><text:span text:style-name="T89"/></text:p>
            <text:p text:style-name="P13"><text:span text:style-name="T89">$ cd $GOPATH/src/sample</text:span></text:p>
            <text:p text:style-name="P13"><text:span text:style-name="T88"># Create </text:span><text:span text:style-name="T89">main.go</text:span><text:span text:style-name="T88"> with </text:span><text:span text:style-name="T89">import ( "sample/module"</text:span><text:span text:style-name="T88"> )</text:span></text:p>
            <text:p text:style-name="P13"><text:span text:style-name="T89"/></text:p>
            <text:p text:style-name="P13"><text:span text:style-name="T89">$ go mod init sample</text:span></text:p>
            <text:p text:style-name="P13"><text:span text:style-name="T89">$ go mod edit -replace sample/module=./module</text:span></text:p>
            <text:p text:style-name="P13"><text:span text:style-name="T89"/></text:p>
            <text:p text:style-name="P13"><text:span text:style-name="T87">$ go run main.go</text:span></text:p>
            <text:p text:style-name="P13"><text:span text:style-name="T87"/></text:p>
            <text:p text:style-name="P13"><text:span text:style-name="T87">$ go build main.go</text:span></text:p>
            <text:p text:style-name="P13"><text:span text:style-name="T89">$ ./main</text:span></text:p>
            <text:p text:style-name="P13"><text:span text:style-name="T87"/></text:p>
          </draw:text-box>
        </draw:frame>
        <draw:frame draw:style-name="gr24" draw:text-style-name="P32" draw:layer="layout" svg:width="7.4cm" svg:height="3.095cm" svg:x="19.4cm" svg:y="11.505cm">
          <draw:text-box>
            <text:p><text:span text:style-name="T90">mod.go</text:span></text:p>
            <text:p><text:span text:style-name="T91"/></text:p>
            <text:p><text:span text:style-name="T91">module sample</text:span></text:p>
            <text:p><text:span text:style-name="T91">go 1.23.2</text:span></text:p>
            <text:p><text:span text:style-name="T91">replace sample/module =&gt; ./module</text:span></text:p>
            <text:p><text:span text:style-name="T91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Пунктуация</text:span></text:p>
          </draw:text-box>
        </draw:frame>
        <draw:frame draw:style-name="gr25" draw:text-style-name="P33" draw:layer="layout" svg:width="11.6cm" svg:height="13.1cm" svg:x="0.6cm" svg:y="2.1cm">
          <draw:text-box>
            <text:p text:style-name="P13"><text:span text:style-name="T92">()</text:span><text:span text:style-name="T93"> список: импортов, констант, параметров,</text:span></text:p>
            <text:p text:style-name="P13"><text:span text:style-name="T93"><text:s text:c="3"/></text:span><text:span text:style-name="T93">возвращаемых значений, ...</text:span></text:p>
            <text:p text:style-name="P13"><text:span text:style-name="T93"/></text:p>
            <text:p text:style-name="P13"><text:span text:style-name="T93"/></text:p>
            <text:p text:style-name="P13"><text:span text:style-name="T92">[]</text:span><text:span text:style-name="T93"> размер массива, показатель среза</text:span></text:p>
            <text:p text:style-name="P13"><text:span text:style-name="T93"/></text:p>
            <text:p text:style-name="P13"><text:span text:style-name="T93"/></text:p>
            <text:p text:style-name="P13"><text:span text:style-name="T92">{}</text:span><text:span text:style-name="T93"> блок определения</text:span></text:p>
            <text:p text:style-name="P13"><text:span text:style-name="T92">{}</text:span><text:span text:style-name="T93"> блок начальных значений</text:span></text:p>
            <text:p text:style-name="P13"><text:span text:style-name="T92">{}</text:span><text:span text:style-name="T93"> блок кода</text:span></text:p>
            <text:p text:style-name="P13"><text:span text:style-name="T93"/></text:p>
            <text:p text:style-name="P13"><text:span text:style-name="T92">:</text:span><text:span text:style-name="T93"> отделяет индекс или ключ от значения</text:span></text:p>
            <text:p text:style-name="P13"><text:span text:style-name="T93"/></text:p>
            <text:p text:style-name="P13"><text:span text:style-name="T92"/></text:p>
            <text:p text:style-name="P13"><text:span text:style-name="T92">...</text:span><text:span text:style-name="T93"> размер массива вычисляется по значениям</text:span></text:p>
            <text:p text:style-name="P13"><text:span text:style-name="T92">...</text:span><text:span text:style-name="T93"> список параметров переменной длины</text:span></text:p>
            <text:p text:style-name="P13"><text:span text:style-name="T92">...</text:span><text:span text:style-name="T93"> список аргументов переменной длины</text:span></text:p>
            <text:p text:style-name="P13"><text:span text:style-name="T92"/></text:p>
            <text:p text:style-name="P13"><text:span text:style-name="T92">;</text:span><text:span text:style-name="T93"> перевод строки (разделитель утверждений)</text:span></text:p>
            <text:p text:style-name="P13"><text:span text:style-name="T93"/></text:p>
            <text:p text:style-name="P13"><text:span text:style-name="T92">:=</text:span><text:span text:style-name="T93"> объявление и присваивание</text:span></text:p>
            <text:p text:style-name="P13"><text:span text:style-name="T93"/></text:p>
            <text:p text:style-name="P13"><text:span text:style-name="T92">,</text:span><text:span text:style-name="T93"> разделитель в списке</text:span></text:p>
            <text:p text:style-name="P13"><text:span text:style-name="T93"/></text:p>
            <text:p text:style-name="P13"><text:span text:style-name="T93"/></text:p>
          </draw:text-box>
        </draw:frame>
        <draw:frame draw:style-name="gr26" draw:text-style-name="P33" draw:layer="layout" svg:width="15.4cm" svg:height="13.1cm" svg:x="12.2cm" svg:y="2.1cm">
          <draw:text-box>
            <text:p text:style-name="P13"><text:span text:style-name="T94">import </text:span><text:span text:style-name="T95">(</text:span><text:span text:style-name="T94"> </text:span><text:span text:style-name="T96">"</text:span><text:span text:style-name="T97">fmt</text:span><text:span text:style-name="T98">"</text:span><text:span text:style-name="T93"> </text:span><text:span text:style-name="T99">)</text:span></text:p>
            <text:p text:style-name="P13"><text:span text:style-name="T93">const </text:span><text:span text:style-name="T99">(</text:span><text:span text:style-name="T93"> answer = 42 </text:span><text:span text:style-name="T99">)</text:span></text:p>
            <text:p text:style-name="P13"><text:span text:style-name="T93">func f</text:span><text:span text:style-name="T99">(</text:span><text:span text:style-name="T93">x float64</text:span><text:span text:style-name="T99">)</text:span><text:span text:style-name="T93"> float64 { return 0.0 } </text:span></text:p>
            <text:p text:style-name="P13"><text:span text:style-name="T93"/></text:p>
            <text:p text:style-name="P13"><text:span text:style-name="T93">array </text:span><text:span text:style-name="T99">[</text:span><text:span text:style-name="T93">4</text:span><text:span text:style-name="T99">]</text:span><text:span text:style-name="T93">int</text:span></text:p>
            <text:p text:style-name="P13"><text:span text:style-name="T93">slice </text:span><text:span text:style-name="T99">[]</text:span><text:span text:style-name="T93">string </text:span></text:p>
            <text:p text:style-name="P13"><text:span text:style-name="T93"/></text:p>
            <text:p text:style-name="P13"><text:span text:style-name="T93">type struct Point </text:span><text:span text:style-name="T99">{</text:span><text:span text:style-name="T93"> x, y int32 </text:span><text:span text:style-name="T99">}</text:span></text:p>
            <text:p text:style-name="P13"><text:span text:style-name="T93">ipAddress = [4]int</text:span><text:span text:style-name="T99">{</text:span><text:span text:style-name="T93">127, 0, 0, 1</text:span><text:span text:style-name="T99">}</text:span></text:p>
            <text:p text:style-name="P13"><text:span text:style-name="T93">func answer() int </text:span><text:span text:style-name="T99">{</text:span><text:span text:style-name="T93"> return 42 </text:span><text:span text:style-name="T99">}</text:span><text:span text:style-name="T93"> </text:span></text:p>
            <text:p text:style-name="P13"><text:span text:style-name="T93"/></text:p>
            <text:p text:style-name="P13"><text:span text:style-name="T93">gender := [2]string{ 0</text:span><text:span text:style-name="T99">:</text:span><text:span text:style-name="T93">"Female", 1</text:span><text:span text:style-name="T99">:</text:span><text:span text:style-name="T93">"Male" }</text:span></text:p>
            <text:p text:style-name="P13"><text:span text:style-name="T93">language := map[string]int { "Go"</text:span><text:span text:style-name="T99">:</text:span><text:span text:style-name="T93"> 2007 }</text:span></text:p>
            <text:p text:style-name="P13"><text:span text:style-name="T93"/></text:p>
            <text:p text:style-name="P13"><text:span text:style-name="T93">shadrinsk := [</text:span><text:span text:style-name="T99">...</text:span><text:span text:style-name="T93">] float32 { 56.05, 63.38 }</text:span></text:p>
            <text:p text:style-name="P13"><text:span text:style-name="T93">func sum(numbers </text:span><text:span text:style-name="T99">...</text:span><text:span text:style-name="T93">int) (sum int) { /* range numbers */ }</text:span></text:p>
            <text:p text:style-name="P13"><text:span text:style-name="T93">integers := []int{1,2,3,4,5}; sum(integers</text:span><text:span text:style-name="T99">...</text:span><text:span text:style-name="T93">)</text:span></text:p>
            <text:p text:style-name="P13"><text:span text:style-name="T93"/></text:p>
            <text:p text:style-name="P13"><text:span text:style-name="T97">version := 1.0</text:span><text:span text:style-name="T100">;</text:span><text:span text:style-name="T98"> released := 2012</text:span></text:p>
            <text:p text:style-name="P13"><text:span text:style-name="T98"/></text:p>
            <text:p text:style-name="P13"><text:span text:style-name="T96">site </text:span><text:span text:style-name="T101">:=</text:span><text:span text:style-name="T96"> "</text:span><text:span text:style-name="T97"><text:a xlink:href="https://go.dev/" xlink:type="simple">https://go.dev/</text:a></text:span><text:span text:style-name="T98">"</text:span></text:p>
            <text:p text:style-name="P13"><text:span text:style-name="T98"/></text:p>
            <text:p text:style-name="P13"><text:span text:style-name="T98">place = findLocation(latitude</text:span><text:span text:style-name="T100">,</text:span><text:span text:style-name="T98"> longitud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Управление выполнением: ветвление</text:span></text:p>
          </draw:text-box>
        </draw:frame>
        <draw:frame draw:style-name="gr27" draw:text-style-name="P34" draw:layer="layout" svg:width="13.4cm" svg:height="13.1cm" svg:x="0.6cm" svg:y="2.1cm">
          <draw:text-box>
            <text:p text:style-name="P13"><text:span text:style-name="T102">if</text:span><text:span text:style-name="T103"> </text:span><text:span text:style-name="T104">условие</text:span><text:span text:style-name="T85"> </text:span><text:span text:style-name="T84">{</text:span><text:span text:style-name="T82"> 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 </text:span><text:span text:style-name="T107">else </text:span><text:span text:style-name="T84">{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</text:span></text:p>
            <text:p text:style-name="P13"><text:span text:style-name="T82"/></text:p>
            <text:p text:style-name="P13"><text:span text:style-name="T84">switch</text:span><text:span text:style-name="T82"> </text:span><text:span text:style-name="T106">выражение</text:span><text:span text:style-name="T82"> </text:span><text:span text:style-name="T84">{</text:span></text:p>
            <text:p text:style-name="P13"><text:span text:style-name="T107"><text:tab/></text:span><text:span text:style-name="T107">case</text:span><text:span text:style-name="T85"> </text:span><text:span text:style-name="T104">значение-1</text:span><text:span text:style-name="T85">, </text:span><text:span text:style-name="T106">значение-2</text:span><text:span text:style-name="T84">:</text:span></text:p>
            <text:p text:style-name="P13"><text:span text:style-name="T85"><text:tab/></text:span><text:span text:style-name="T85"><text:tab/></text:span><text:span text:style-name="T85">//</text:span><text:span text:style-name="T105"> </text:span><text:span text:style-name="T108">код</text:span></text:p>
            <text:p text:style-name="P13"><text:span text:style-name="T108"><text:tab/></text:span><text:span text:style-name="T108"><text:tab/></text:span><text:span text:style-name="T109">fallthrough</text:span></text:p>
            <text:p text:style-name="P13"><text:span text:style-name="T107"><text:tab/></text:span><text:span text:style-name="T107">case</text:span><text:span text:style-name="T85"> </text:span><text:span text:style-name="T106">значение-N</text:span><text:span text:style-name="T84">:</text:span></text:p>
            <text:p text:style-name="P13"><text:span text:style-name="T104"><text:tab/></text:span><text:span text:style-name="T104"><text:tab/></text:span><text:span text:style-name="T104">// </text:span><text:span text:style-name="T106">код</text:span></text:p>
            <text:p text:style-name="P13"><text:span text:style-name="T109"><text:tab/></text:span><text:span text:style-name="T109"><text:tab/></text:span><text:span text:style-name="T109">break</text:span></text:p>
            <text:p text:style-name="P13"><text:span text:style-name="T84"><text:tab/></text:span><text:span text:style-name="T84">default:</text:span></text:p>
            <text:p text:style-name="P13"><text:span text:style-name="T104"><text:tab/></text:span><text:span text:style-name="T104"><text:tab/></text:span><text:span text:style-name="T104">// </text:span><text:span text:style-name="T106">код</text:span></text:p>
            <text:p text:style-name="P13"><text:span text:style-name="T84">}</text:span></text:p>
            <text:p text:style-name="P13"><text:span text:style-name="T84"/></text:p>
            <text:p text:style-name="P13"><text:span text:style-name="T82"/></text:p>
          </draw:text-box>
        </draw:frame>
        <draw:frame draw:style-name="gr28" draw:text-style-name="P35" draw:layer="layout" svg:width="13.1cm" svg:height="13.1cm" svg:x="14cm" svg:y="2.1cm">
          <draw:text-box>
            <text:p text:style-name="P13"><text:span text:style-name="T102">if</text:span><text:span text:style-name="T103"> </text:span><text:span text:style-name="T110">выражение</text:span><text:span text:style-name="T104">; условие</text:span><text:span text:style-name="T85"> </text:span><text:span text:style-name="T84">{</text:span><text:span text:style-name="T82"> 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 </text:span><text:span text:style-name="T107">else </text:span><text:span text:style-name="T84">{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</text:span></text:p>
            <text:p text:style-name="P13"><text:span text:style-name="T82"/></text:p>
            <text:p text:style-name="P13"><text:span text:style-name="T84">switch</text:span><text:span text:style-name="T82"> </text:span><text:span text:style-name="T84">{</text:span><text:span text:style-name="T82"> <text:s text:c="12"/>//</text:span></text:p>
            <text:p text:style-name="P13"><text:span text:style-name="T85"><text:tab/></text:span><text:span text:style-name="T107">case</text:span><text:span text:style-name="T85"> </text:span><text:span text:style-name="T104">условие</text:span><text:span text:style-name="T106">-1</text:span><text:span text:style-name="T82">:</text:span></text:p>
            <text:p text:style-name="P13"><text:span text:style-name="T85"><text:tab/></text:span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104"><text:tab/></text:span><text:span text:style-name="T107">case</text:span><text:span text:style-name="T104"> условие-2:</text:span></text:p>
            <text:p text:style-name="P13"><text:span text:style-name="T85"><text:tab/></text:span><text:span text:style-name="T85"><text:tab/></text:span><text:span text:style-name="T85">//</text:span><text:span text:style-name="T105"> </text:span><text:span text:style-name="T106">код</text:span></text:p>
            <text:p><text:span text:style-name="T82">}</text:span></text:p>
          </draw:text-box>
        </draw:frame>
        <draw:custom-shape draw:style-name="gr29" draw:text-style-name="P37" draw:layer="layout" svg:width="7.4cm" svg:height="1.8cm" svg:x="20cm" svg:y="13.4cm">
          <text:p text:style-name="P36"><text:span text:style-name="T111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Управление выполнением: циклы</text:span></text:p>
          </draw:text-box>
        </draw:frame>
        <draw:frame draw:style-name="gr30" draw:text-style-name="P34" draw:layer="layout" svg:width="26.8cm" svg:height="13.1cm" svg:x="0.6cm" svg:y="2.1cm">
          <draw:text-box>
            <text:p text:style-name="P13"><text:span text:style-name="T106">метка</text:span><text:span text:style-name="T112">:</text:span></text:p>
            <text:p text:style-name="P13"><text:span text:style-name="T84">for</text:span><text:span text:style-name="T82"> </text:span><text:span text:style-name="T106">инициализация</text:span><text:span text:style-name="T82">; </text:span><text:span text:style-name="T106">условие</text:span><text:span text:style-name="T82">; </text:span><text:span text:style-name="T106">изменение</text:span><text:span text:style-name="T82"> </text:span><text:span text:style-name="T84">{</text:span><text:span text:style-name="T84"><text:tab/></text:span><text:span text:style-name="T84"><text:tab/></text:span><text:span text:style-name="T82">// классический итерационный</text:span></text:p>
            <text:p text:style-name="P13"><text:span text:style-name="T82"><text:s text:c="2"/></text:span><text:span text:style-name="T82">// </text:span><text:span text:style-name="T84">break</text:span><text:span text:style-name="T82"> </text:span><text:span text:style-name="T106">метка</text:span></text:p>
            <text:p text:style-name="P13"><text:span text:style-name="T82"><text:s text:c="2"/></text:span><text:span text:style-name="T82">// </text:span><text:span text:style-name="T84">continue</text:span></text:p>
            <text:p text:style-name="P13"><text:span text:style-name="T84">}</text:span></text:p>
            <text:p text:style-name="P13"><text:span text:style-name="T84"/></text:p>
            <text:p text:style-name="P13"><text:span text:style-name="T84">for</text:span><text:span text:style-name="T82"> </text:span><text:span text:style-name="T106">условие</text:span><text:span text:style-name="T82"> {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== while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</text:span></text:p>
            <text:p text:style-name="P13"><text:span text:style-name="T102"/></text:p>
            <text:p text:style-name="P13"><text:span text:style-name="T102">for</text:span><text:span text:style-name="T103"> </text:span><text:span text:style-name="T104">индекс</text:span><text:span text:style-name="T103">, </text:span><text:span text:style-name="T104">элемент</text:span><text:span text:style-name="T103"> := </text:span><text:span text:style-name="T113">range</text:span><text:span text:style-name="T103"> </text:span><text:span text:style-name="T104">array</text:span><text:span text:style-name="T85"> </text:span><text:span text:style-name="T107">{</text:span><text:span text:style-name="T107"><text:tab/></text:span><text:span text:style-name="T107"><text:tab/></text:span><text:span text:style-name="T85">// перебор </text:span><text:span text:style-name="T104">массива</text:span><text:span text:style-name="T85"> или </text:span><text:span text:style-name="T104">среза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</text:span></text:p>
            <text:p text:style-name="P13"><text:span text:style-name="T84"/></text:p>
            <text:p text:style-name="P13"><text:span text:style-name="T84">for</text:span><text:span text:style-name="T82"> </text:span><text:span text:style-name="T106">ключ</text:span><text:span text:style-name="T82">, </text:span><text:span text:style-name="T106">значение</text:span><text:span text:style-name="T82"> := </text:span><text:span text:style-name="T83">range</text:span><text:span text:style-name="T82"> </text:span><text:span text:style-name="T106">map</text:span><text:span text:style-name="T82"> </text:span><text:span text:style-name="T84">{</text:span><text:span text:style-name="T82"><text:tab/></text:span><text:span text:style-name="T82"><text:tab/></text:span><text:span text:style-name="T82"><text:tab/></text:span><text:span text:style-name="T82">// перебор </text:span><text:span text:style-name="T106">хэша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</text:span></text:p>
            <text:p text:style-name="P13"><text:span text:style-name="T82"/></text:p>
            <text:p text:style-name="P13"><text:span text:style-name="T84">for {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2">// бесконечный цикл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</text:span></text:p>
          </draw:text-box>
        </draw:frame>
        <draw:custom-shape draw:style-name="gr31" draw:text-style-name="P37" draw:layer="layout" svg:width="7.4cm" svg:height="1.401cm" svg:x="20.1cm" svg:y="13.8cm">
          <text:p text:style-name="P36"><text:span text:style-name="T111">«One </text:span><text:span text:style-name="T114">for</text:span><text:span text:style-name="T111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Типы данных</text:span></text:p>
          </draw:text-box>
        </draw:frame>
        <draw:custom-shape draw:style-name="gr32" draw:text-style-name="P38" xml:id="id2" draw:id="id2" draw:layer="layout" svg:width="4.24cm" svg:height="1.4cm" svg:x="3.5cm" svg:y="4.9cm">
          <text:p text:style-name="P36"><text:span text:style-name="T9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8" xml:id="id1" draw:id="id1" draw:layer="layout" svg:width="5.6cm" svg:height="1.4cm" svg:x="10.6cm" svg:y="2.3cm">
          <text:p text:style-name="P36"><text:span text:style-name="T9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35" draw:text-style-name="P38" xml:id="id5" draw:id="id5" draw:layer="layout" svg:width="4.8cm" svg:height="1.4cm" svg:x="9.5cm" svg:y="4.9cm">
          <text:p text:style-name="P36"><text:span text:style-name="T9">Aggrega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8" xml:id="id7" draw:id="id7" draw:layer="layout" svg:width="3.099cm" svg:height="1.4cm" svg:x="1.001cm" svg:y="7.1cm">
          <text:p text:style-name="P36"><text:span text:style-name="T9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9" xml:id="id3" draw:id="id3" draw:layer="layout" svg:width="2.699cm" svg:height="1.4cm" svg:x="4.301cm" svg:y="7.1cm">
          <text:p text:style-name="P36"><text:span text:style-name="T40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9" xml:id="id4" draw:id="id4" draw:layer="layout" svg:width="2.699cm" svg:height="1.4cm" svg:x="7.201cm" svg:y="7.1cm">
          <text:p text:style-name="P36"><text:span text:style-name="T40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34" draw:text-style-name="P2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37" draw:text-style-name="P39" xml:id="id8" draw:id="id8" draw:layer="layout" svg:width="2.699cm" svg:height="1.4cm" svg:x="1.001cm" svg:y="8.7cm">
          <text:p text:style-name="P36"><text:span text:style-name="T40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9" xml:id="id9" draw:id="id9" draw:layer="layout" svg:width="4.799cm" svg:height="1.4cm" svg:x="1.001cm" svg:y="11.9cm">
          <text:p text:style-name="P36"><text:span text:style-name="T40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9" xml:id="id10" draw:id="id10" draw:layer="layout" svg:width="2.699cm" svg:height="1.4cm" svg:x="1.001cm" svg:y="13.8cm">
          <text:p text:style-name="P36"><text:span text:style-name="T40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9" xml:id="id6" draw:id="id6" draw:layer="layout" svg:width="2.699cm" svg:height="1.4cm" svg:x="8.801cm" svg:y="9.8cm">
          <text:p text:style-name="P36"><text:span text:style-name="T40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39" draw:text-style-name="P39" xml:id="id15" draw:id="id15" draw:layer="layout" svg:width="2.9cm" svg:height="1.4cm" svg:x="11.7cm" svg:y="9.8cm">
          <text:p text:style-name="P36"><text:span text:style-name="T40">[</text:span><text:span text:style-name="T10">N</text:span><text:span text:style-name="T40">]</text:span><text:span text:style-name="T10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34" draw:text-style-name="P2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34" draw:text-style-name="P2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0" draw:text-style-name="P38" xml:id="id11" draw:id="id11" draw:layer="layout" svg:width="4.6cm" svg:height="1.4cm" svg:x="16cm" svg:y="5cm">
          <text:p text:style-name="P36"><text:span text:style-name="T9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9" xml:id="id16" draw:id="id16" draw:layer="layout" svg:width="3.099cm" svg:height="1.4cm" svg:x="21.601cm" svg:y="10cm">
          <text:p text:style-name="P36"><text:span text:style-name="T40">*</text:span><text:span text:style-name="T10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9" xml:id="id12" draw:id="id12" draw:layer="layout" svg:width="3.099cm" svg:height="1.4cm" svg:x="14.8cm" svg:y="9.8cm">
          <text:p text:style-name="P36"><text:span text:style-name="T40">[ ]</text:span><text:span text:style-name="T10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9" xml:id="id13" draw:id="id13" draw:layer="layout" svg:width="2.6cm" svg:height="1.4cm" svg:x="18.1cm" svg:y="9.8cm">
          <text:p text:style-name="P36"><text:span text:style-name="T40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2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42" draw:text-style-name="P2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36" draw:text-style-name="P39" xml:id="id17" draw:id="id17" draw:layer="layout" svg:width="3.099cm" svg:height="1.4cm" svg:x="21.601cm" svg:y="11.8cm">
          <text:p text:style-name="P36"><text:span text:style-name="T40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9" xml:id="id18" draw:id="id18" draw:layer="layout" svg:width="3.099cm" svg:height="1.4cm" svg:x="21.601cm" svg:y="13.7cm">
          <text:p text:style-name="P36"><text:span text:style-name="T40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8" xml:id="id14" draw:id="id14" draw:layer="layout" svg:width="4.6cm" svg:height="1.4cm" svg:x="22.8cm" svg:y="4.9cm">
          <text:p text:style-name="P36"><text:span text:style-name="T9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43" draw:text-style-name="P38" xml:id="id19" draw:id="id19" draw:layer="layout" svg:width="5cm" svg:height="1.4cm" svg:x="12.3cm" svg:y="13.7cm">
          <text:p text:style-name="P36"><text:span text:style-name="T9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34" draw:text-style-name="P2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42" draw:text-style-name="P2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42" draw:text-style-name="P2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42" draw:text-style-name="P2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34" draw:text-style-name="P2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34" draw:text-style-name="P2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34" draw:text-style-name="P2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34" draw:text-style-name="P2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34" draw:text-style-name="P2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36" draw:text-style-name="P39" xml:id="id20" draw:id="id20" draw:layer="layout" svg:width="3.099cm" svg:height="1.4cm" svg:x="23.54cm" svg:y="6.6cm">
          <text:p text:style-name="P36"><text:span text:style-name="T40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36" draw:text-style-name="P39" xml:id="id21" draw:id="id21" draw:layer="layout" svg:width="3.099cm" svg:height="1.4cm" svg:x="23.54cm" svg:y="8.3cm">
          <text:p text:style-name="P36"><text:span text:style-name="T40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37" draw:text-style-name="P39" xml:id="id22" draw:id="id22" draw:layer="layout" svg:width="2.699cm" svg:height="1.4cm" svg:x="4.301cm" svg:y="8.7cm">
          <text:p text:style-name="P36"><text:span text:style-name="T40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9" xml:id="id23" draw:id="id23" draw:layer="layout" svg:width="2.699cm" svg:height="1.4cm" svg:x="1.001cm" svg:y="10.3cm">
          <text:p text:style-name="P36"><text:span text:style-name="T40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34" draw:text-style-name="P2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37" draw:text-style-name="P40" xml:id="id24" draw:id="id24" draw:layer="layout" svg:width="2.699cm" svg:height="1.4cm" svg:x="4.301cm" svg:y="10.3cm">
          <text:p text:style-name="P36"><text:span text:style-name="T11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0" xml:id="id25" draw:id="id25" draw:layer="layout" svg:width="2.6cm" svg:height="1.4cm" svg:x="6.4cm" svg:y="12.9cm">
          <text:p text:style-name="P36"><text:span text:style-name="T11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34" draw:text-style-name="P2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34" draw:text-style-name="P2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15">Константы: </text:span><text:span text:style-name="T39">const</text:span></text:p>
          </draw:text-box>
        </draw:frame>
        <draw:frame draw:style-name="gr44" draw:text-style-name="P41" draw:layer="layout" svg:width="26.8cm" svg:height="13.1cm" svg:x="0.6cm" svg:y="2.1cm">
          <draw:text-box>
            <text:p text:style-name="P13"><text:span text:style-name="T116">Predefined constants:</text:span></text:p>
            <text:p text:style-name="P13"><text:span text:style-name="T85"><text:tab/></text:span><text:span text:style-name="T107">true false nil</text:span><text:span text:style-name="T117"> iota</text:span></text:p>
            <text:p text:style-name="P13"><text:span text:style-name="T117"/></text:p>
            <text:p text:style-name="P13"><text:span text:style-name="T116">Untyped constants:</text:span></text:p>
            <text:p text:style-name="P13"><text:span text:style-name="T84"><text:tab/></text:span><text:span text:style-name="T84">const</text:span><text:span text:style-name="T82"> </text:span><text:span text:style-name="T106">constant</text:span><text:span text:style-name="T82"> = </text:span><text:span text:style-name="T106">expression</text:span></text:p>
            <text:p text:style-name="P13"><text:span text:style-name="T84"><text:tab/></text:span><text:span text:style-name="T84">const</text:span><text:span text:style-name="T82"> </text:span><text:span text:style-name="T106">constant1</text:span><text:span text:style-name="T82">, </text:span><text:span text:style-name="T106">constant2</text:span><text:span text:style-name="T82"> = </text:span><text:span text:style-name="T106">value1</text:span><text:span text:style-name="T82">, </text:span><text:span text:style-name="T106">value2</text:span></text:p>
            <text:p text:style-name="P13"><text:span text:style-name="T107"><text:tab/></text:span><text:span text:style-name="T107">const</text:span><text:span text:style-name="T85"> </text:span><text:span text:style-name="T107">(</text:span><text:span text:style-name="T85"> </text:span><text:span text:style-name="T104">constant1</text:span><text:span text:style-name="T82"> = </text:span><text:span text:style-name="T106">value1</text:span><text:span text:style-name="T82">, </text:span><text:span text:style-name="T106">constant2</text:span><text:span text:style-name="T82"> = </text:span><text:span text:style-name="T106">value2</text:span><text:span text:style-name="T82"> </text:span><text:span text:style-name="T84">)</text:span></text:p>
            <text:p text:style-name="P13"><text:span text:style-name="T82"/></text:p>
            <text:p text:style-name="P13"><text:span text:style-name="T82"><text:tab/></text:span><text:span text:style-name="T82">const (</text:span></text:p>
            <text:p text:style-name="P13"><text:span text:style-name="T82"><text:tab/></text:span><text:span text:style-name="T82"><text:tab/></text:span><text:span text:style-name="T82">e <text:s/>= 2.71828182845904523536028747135266249775724709369995957496696763</text:span></text:p>
            <text:p text:style-name="P13"><text:span text:style-name="T82"><text:tab/></text:span><text:span text:style-name="T82"><text:tab/></text:span><text:span text:style-name="T82">pi = 3.14159265358979323846264338327950288419716939937510582097494459</text:span></text:p>
            <text:p text:style-name="P13"><text:span text:style-name="T82"><text:tab/></text:span><text:span text:style-name="T82">)</text:span></text:p>
            <text:p text:style-name="P13"><text:span text:style-name="T118">Typed constants:</text:span></text:p>
            <text:p text:style-name="P13"><text:span text:style-name="T84"><text:tab/></text:span><text:span text:style-name="T84">const</text:span><text:span text:style-name="T82"> </text:span><text:span text:style-name="T106">constant</text:span><text:span text:style-name="T82"> </text:span><text:span text:style-name="T106">Type</text:span><text:span text:style-name="T82"> = </text:span><text:span text:style-name="T106">expression</text:span></text:p>
            <text:p text:style-name="P13"><text:span text:style-name="T84"/></text:p>
            <text:p text:style-name="P13"><text:span text:style-name="T85"><text:tab/></text:span><text:span text:style-name="T107">const</text:span><text:span text:style-name="T85"> b </text:span><text:span text:style-name="T107">byte</text:span><text:span text:style-name="T85"> = 0Xf</text:span></text:p>
            <text:p text:style-name="P13"><text:span text:style-name="T85"><text:tab/></text:span><text:span text:style-name="T107">const</text:span><text:span text:style-name="T85"> x </text:span><text:span text:style-name="T107">complex128</text:span><text:span text:style-name="T85"> = 2+5i</text:span></text:p>
            <text:p text:style-name="P13"><text:span text:style-name="T85"><text:tab/></text:span><text:span text:style-name="T107">const</text:span><text:span text:style-name="T85"> Big </text:span><text:span text:style-name="T107">float64</text:span><text:span text:style-name="T85"> = 1 &lt;&lt; 100</text:span><text:span text:style-name="T85"><text:tab/></text:span><text:span text:style-name="T85"><text:tab/></text:span><text:span text:style-name="T85"><text:tab/></text:span><text:span text:style-name="T85">// binary 1 with 100 zeros</text:span></text:p>
            <text:p text:style-name="P13"><text:span text:style-name="T85"><text:tab/></text:span><text:span text:style-name="T107">const</text:span><text:span text:style-name="T85"> i </text:span><text:span text:style-name="T107">int32</text:span><text:span text:style-name="T85"> = -273</text:span></text:p>
            <text:p text:style-name="P13"><text:span text:style-name="T85"><text:tab/></text:span><text:span text:style-name="T107">const</text:span><text:span text:style-name="T85"> Go </text:span><text:span text:style-name="T107">rune</text:span><text:span text:style-name="T85"> = '</text:span><text:span text:style-name="T85">碁</text:span><text:span text:style-name="T85">'</text:span></text:p>
            <text:p text:style-name="P13"><text:span text:style-name="T85"><text:tab/></text:span><text:span text:style-name="T107">const</text:span><text:span text:style-name="T85"> language</text:span><text:span text:style-name="T107"> string</text:span><text:span text:style-name="T85"> = </text:span><text:span text:style-name="T119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Операции: объявление и присваивание</text:span></text:p>
          </draw:text-box>
        </draw:frame>
        <draw:frame draw:style-name="gr45" draw:text-style-name="P14" draw:layer="layout" svg:width="26.8cm" svg:height="13.1cm" svg:x="0.6cm" svg:y="2.1cm">
          <draw:text-box>
            <text:p text:style-name="P13"><text:span text:style-name="T120">i := 0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// объявление новой переменной и присваивание </text:span><text:span text:style-name="T121">значения</text:span></text:p>
            <text:p text:style-name="P13"><text:span text:style-name="T121">t, f := true, false</text:span><text:span text:style-name="T121"><text:tab/></text:span></text:p>
            <text:p text:style-name="P13"><text:span text:style-name="T121"/></text:p>
            <text:p text:style-name="P13"><text:span text:style-name="T121"/></text:p>
            <text:p text:style-name="P13"><text:span text:style-name="T121"/></text:p>
            <text:p text:style-name="P13"><text:span text:style-name="T121"/></text:p>
            <text:p text:style-name="P13"><text:span text:style-name="T120">s = </text:span><text:span text:style-name="T121">""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// присваивание значения уже объявленной переменной</text:span></text:p>
            <text:p text:style-name="P13"><text:span text:style-name="T120">G, o = "G", "o"</text:span><text:span text:style-name="T120"><text:tab/></text:span><text:span text:style-name="T120"><text:tab/></text:span><text:span text:style-name="T120">// tuple assignment</text:span></text:p>
            <text:p text:style-name="P13"><text:span text:style-name="T120">i, j = j, i</text:span><text:span text:style-name="T120"><text:tab/></text:span><text:span text:style-name="T120"><text:tab/></text:span><text:span text:style-name="T120"><text:tab/></text:span><text:span text:style-name="T120"><text:tab/></text:span><text:span text:style-name="T120">// обмен значений i и j</text:span></text:p>
            <text:p text:style-name="P13"><text:span text:style-name="T120"/></text:p>
            <text:p text:style-name="P13"><text:span text:style-name="T120"/></text:p>
            <text:p text:style-name="P13"><text:span text:style-name="T120"/></text:p>
            <text:p text:style-name="P13"><text:span text:style-name="T121"/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Типы данных: struct</text:span></text:p>
          </draw:text-box>
        </draw:frame>
        <draw:frame draw:style-name="gr46" draw:text-style-name="P14" draw:layer="layout" svg:width="26.8cm" svg:height="13.1cm" svg:x="0.6cm" svg:y="2.1cm">
          <draw:text-box>
            <text:p text:style-name="P13"><text:span text:style-name="T9"/></text:p>
            <text:p text:style-name="P13"><text:span text:style-name="T122">struct</text:span><text:span text:style-name="T121"> ~ структура: набор разнотипных полей, аналог класса</text:span></text:p>
            <text:p text:style-name="P13"><text:span text:style-name="T121"/></text:p>
            <text:p text:style-name="P13"><text:span text:style-name="T120"><text:tab/></text:span><text:span text:style-name="T120">type </text:span><text:span text:style-name="T123">struct</text:span><text:span text:style-name="T120"> </text:span><text:span text:style-name="T124">Structure</text:span><text:span text:style-name="T125"> </text:span><text:span text:style-name="T126">{</text:span></text:p>
            <text:p text:style-name="P13"><text:span text:style-name="T125"><text:tab/></text:span><text:span text:style-name="T125"><text:tab/></text:span><text:span text:style-name="T124">field1</text:span><text:span text:style-name="T125"> </text:span><text:span text:style-name="T124">Type</text:span></text:p>
            <text:p text:style-name="P13"><text:span text:style-name="T125"><text:tab/></text:span><text:span text:style-name="T125"><text:tab/></text:span><text:span text:style-name="T124">field2, field3</text:span><text:span text:style-name="T125"> </text:span><text:span text:style-name="T124">Type2</text:span></text:p>
            <text:p text:style-name="P13"><text:span text:style-name="T125"><text:tab/></text:span><text:span text:style-name="T126">}</text:span></text:p>
            <text:p text:style-name="P13"><text:span text:style-name="T121"/></text:p>
            <text:p text:style-name="P13"><text:span text:style-name="T121"><text:tab/></text:span><text:span text:style-name="T121">s := </text:span><text:span text:style-name="T122">struct</text:span><text:span text:style-name="T121"> </text:span><text:span text:style-name="T124">Structure</text:span><text:span text:style-name="T121"> </text:span><text:span text:style-name="T122">{</text:span></text:p>
            <text:p text:style-name="P13"><text:span text:style-name="T121"><text:tab/></text:span><text:span text:style-name="T121"><text:tab/></text:span><text:span text:style-name="T124">field1</text:span><text:span text:style-name="T121"> </text:span><text:span text:style-name="T124">Type</text:span></text:p>
            <text:p text:style-name="P13"><text:span text:style-name="T121"><text:tab/></text:span><text:span text:style-name="T121"><text:tab/></text:span><text:span text:style-name="T124">field2, field3</text:span><text:span text:style-name="T121"> </text:span><text:span text:style-name="T124">Type2</text:span></text:p>
            <text:p text:style-name="P13"><text:span text:style-name="T121"><text:tab/></text:span><text:span text:style-name="T122">}</text:span></text:p>
            <text:p text:style-name="P13"><text:span text:style-name="T121"/></text:p>
            <text:p text:style-name="P13"><text:span text:style-name="T121"/></text:p>
            <text:p text:style-name="P13"><text:span text:style-name="T9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Ссылочные типы: reference types</text:span></text:p>
          </draw:text-box>
        </draw:frame>
        <draw:frame draw:style-name="gr47" draw:text-style-name="P42" draw:layer="layout" svg:width="26.8cm" svg:height="13.1cm" svg:x="0.6cm" svg:y="2.1cm">
          <draw:text-box>
            <text:p text:style-name="P13"><text:span text:style-name="T120"/></text:p>
            <text:p text:style-name="P13"><text:span text:style-name="T123">pointer</text:span><text:span text:style-name="T121"> ~ указатель: </text:span></text:p>
            <text:p text:style-name="P13"><text:span text:style-name="T121"><text:tab/></text:span><text:span text:style-name="T121"><text:tab/></text:span><text:span text:style-name="T121">p := *Type</text:span></text:p>
            <text:p text:style-name="P13"><text:span text:style-name="T120"/></text:p>
            <text:p text:style-name="P13"><text:span text:style-name="T123">map</text:span><text:span text:style-name="T121"> ~ хэш | ассоциативный массив | словарь: </text:span></text:p>
            <text:p text:style-name="P13"><text:span text:style-name="T121"><text:tab/></text:span><text:span text:style-name="T121"><text:tab/></text:span><text:span text:style-name="T121">m := map[KeyType]ValueType = { key: value }</text:span></text:p>
            <text:p text:style-name="P13"><text:span text:style-name="T120"/></text:p>
            <text:p text:style-name="P13"><text:span text:style-name="T123">slice</text:span><text:span text:style-name="T121"> ~ динамический массив: </text:span></text:p>
            <text:p text:style-name="P13"><text:span text:style-name="T121"><text:tab/></text:span><text:span text:style-name="T121"><text:tab/></text:span><text:span text:style-name="T121">s := []Type</text:span></text:p>
            <text:p text:style-name="P13"><text:span text:style-name="T121"/></text:p>
            <text:p text:style-name="P13"><text:span text:style-name="T123">function</text:span><text:span text:style-name="T121"> ~ функция: </text:span></text:p>
            <text:p text:style-name="P13"><text:span text:style-name="T120"><text:tab/></text:span><text:span text:style-name="T120"><text:tab/></text:span><text:span text:style-name="T123">func</text:span><text:span text:style-name="T120"> </text:span><text:span text:style-name="T127">f</text:span><text:span text:style-name="T120">() { /* код */</text:span><text:span text:style-name="T121"> } </text:span></text:p>
            <text:p text:style-name="P13"><text:span text:style-name="T120"/></text:p>
            <text:p text:style-name="P13"><text:span text:style-name="T122">channel</text:span><text:span text:style-name="T121"> ~ канал: </text:span></text:p>
            <text:p text:style-name="P13"><text:span text:style-name="T121"><text:tab/></text:span><text:span text:style-name="T121"><text:tab/></text:span><text:span text:style-name="T122">chan</text:span><text:span text:style-name="T121"> </text:span><text:span text:style-name="T124">ch</text:span></text:p>
            <text:p text:style-name="P13"><text:span text:style-name="T120"/></text:p>
            <text:p text:style-name="P13"><text:span text:style-name="T120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Функции: func</text:span></text:p>
          </draw:text-box>
        </draw:frame>
        <draw:frame draw:style-name="gr48" draw:text-style-name="P43" draw:layer="layout" svg:width="26.8cm" svg:height="13.1cm" svg:x="0.6cm" svg:y="2.1cm">
          <draw:text-box>
            <text:p text:style-name="P13"><text:span text:style-name="T128"/></text:p>
            <text:p text:style-name="P13"><text:span text:style-name="T128">func </text:span><text:span text:style-name="T129">f1</text:span><text:span text:style-name="T128">(</text:span><text:span text:style-name="T129">param Type</text:span><text:span text:style-name="T128">) { </text:span><text:span text:style-name="T129">/* ... */ </text:span><text:span text:style-name="T130">}</text:span><text:span text:style-name="T131"> // no return value</text:span></text:p>
            <text:p text:style-name="P13"><text:span text:style-name="T77"><text:tab/></text:span><text:span text:style-name="T77">f1</text:span><text:span text:style-name="T132">(</text:span><text:span text:style-name="T133">arg1</text:span><text:span text:style-name="T132">)</text:span></text:p>
            <text:p text:style-name="P13"><text:span text:style-name="T74"/></text:p>
            <text:p text:style-name="P13"><text:span text:style-name="T130">func </text:span><text:span text:style-name="T134">f2</text:span><text:span text:style-name="T130">(</text:span><text:span text:style-name="T134">p1, p2 Type1, p3 Type3</text:span><text:span text:style-name="T130">) </text:span><text:span text:style-name="T134">ReturnType</text:span><text:span text:style-name="T130"> { </text:span><text:span text:style-name="T129">/* ...</text:span><text:span text:style-name="T134"> */ </text:span><text:span text:style-name="T130">}</text:span></text:p>
            <text:p text:style-name="P13"><text:span text:style-name="T77"><text:tab/></text:span><text:span text:style-name="T77">result</text:span><text:span text:style-name="T75"> = </text:span><text:span text:style-name="T133">f2</text:span><text:span text:style-name="T132">(</text:span><text:span text:style-name="T133">a1, a2, a3</text:span><text:span text:style-name="T132">)</text:span><text:span text:style-name="T74"> </text:span></text:p>
            <text:p text:style-name="P13"><text:span text:style-name="T74"/></text:p>
            <text:p text:style-name="P13"><text:span text:style-name="T135">func </text:span><text:span text:style-name="T129">f3</text:span><text:span text:style-name="T128">(</text:span><text:span text:style-name="T129">p1 T1, p2 T2</text:span><text:span text:style-name="T128">)</text:span><text:span text:style-name="T129"> </text:span><text:span text:style-name="T128">(</text:span><text:span text:style-name="T129">returnValue1 T1, rv2 RT2</text:span><text:span text:style-name="T128">) { </text:span><text:span text:style-name="T129">/* ... */ </text:span><text:span text:style-name="T130">}</text:span></text:p>
            <text:p text:style-name="P13"><text:span text:style-name="T77"><text:tab/></text:span><text:span text:style-name="T77">(result1, result2)</text:span><text:span text:style-name="T75"> = </text:span><text:span text:style-name="T133">f3</text:span><text:span text:style-name="T132">(</text:span><text:span text:style-name="T133">a1, a2</text:span><text:span text:style-name="T132">)</text:span><text:span text:style-name="T74"> </text:span></text:p>
            <text:p text:style-name="P13"><text:span text:style-name="T74"/></text:p>
            <text:p text:style-name="P13"><text:span text:style-name="T128">func </text:span><text:span text:style-name="T129">f4</text:span><text:span text:style-name="T128">(</text:span><text:span text:style-name="T129">p ...T</text:span><text:span text:style-name="T128">)</text:span><text:span text:style-name="T129"> ReturnType</text:span><text:span text:style-name="T128"> { </text:span><text:span text:style-name="T129">/* ... */ </text:span><text:span text:style-name="T130">}</text:span><text:span text:style-name="T131"> // variadic</text:span></text:p>
            <text:p text:style-name="P13"><text:span text:style-name="T77"><text:tab/></text:span><text:span text:style-name="T77">result</text:span><text:span text:style-name="T75"> = </text:span><text:span text:style-name="T77">f4</text:span><text:span text:style-name="T132">(</text:span><text:span text:style-name="T133">[]slice</text:span><text:span text:style-name="T132">)</text:span></text:p>
            <text:p text:style-name="P13"><text:span text:style-name="T132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Функции: built-in func</text:span></text:p>
          </draw:text-box>
        </draw:frame>
        <draw:frame draw:style-name="gr49" draw:text-style-name="P42" draw:layer="layout" svg:width="26.8cm" svg:height="13.1cm" svg:x="0.6cm" svg:y="2.1cm">
          <draw:text-box>
            <text:p text:style-name="P13"><text:span text:style-name="T136">Предопределённые функции: </text:span></text:p>
            <text:p text:style-name="P13"><text:span text:style-name="T137"><text:tab/></text:span><text:span text:style-name="T137">append</text:span></text:p>
            <text:p text:style-name="P13"><text:span text:style-name="T137"><text:tab/></text:span><text:span text:style-name="T137">cap</text:span></text:p>
            <text:p text:style-name="P13"><text:span text:style-name="T137"><text:tab/></text:span><text:span text:style-name="T137">close</text:span></text:p>
            <text:p text:style-name="P13"><text:span text:style-name="T137"><text:tab/></text:span><text:span text:style-name="T137">complex</text:span></text:p>
            <text:p text:style-name="P13"><text:span text:style-name="T137"><text:tab/></text:span><text:span text:style-name="T137">copy</text:span></text:p>
            <text:p text:style-name="P13"><text:span text:style-name="T137"><text:tab/></text:span><text:span text:style-name="T137">delete</text:span></text:p>
            <text:p text:style-name="P13"><text:span text:style-name="T137"><text:tab/></text:span><text:span text:style-name="T137">imag</text:span></text:p>
            <text:p text:style-name="P13"><text:span text:style-name="T137"><text:tab/></text:span><text:span text:style-name="T137">len</text:span></text:p>
            <text:p text:style-name="P13"><text:span text:style-name="T136"><text:tab/></text:span><text:span text:style-name="T137">make</text:span></text:p>
            <text:p text:style-name="P13"><text:span text:style-name="T137"><text:tab/></text:span><text:span text:style-name="T137">new</text:span></text:p>
            <text:p text:style-name="P13"><text:span text:style-name="T137"><text:tab/></text:span><text:span text:style-name="T137">panic</text:span></text:p>
            <text:p text:style-name="P13"><text:span text:style-name="T137"><text:tab/></text:span><text:span text:style-name="T137">real</text:span></text:p>
            <text:p text:style-name="P13"><text:span text:style-name="T137"><text:tab/></text:span><text:span text:style-name="T137">recover</text:span></text:p>
            <text:p text:style-name="P13"><text:span text:style-name="T137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Методы: func</text:span></text:p>
          </draw:text-box>
        </draw:frame>
        <draw:frame draw:style-name="gr50" draw:text-style-name="P14" draw:layer="layout" svg:width="26.8cm" svg:height="13.1cm" svg:x="0.6cm" svg:y="2.1cm">
          <draw:text-box>
            <text:p text:style-name="P13"><text:span text:style-name="T9">behavior attached to data through methods </text:span></text:p>
            <text:p text:style-name="P13"><text:span text:style-name="T138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Интерфейсные типы: interface types</text:span></text:p>
          </draw:text-box>
        </draw:frame>
        <draw:frame draw:style-name="gr51" draw:text-style-name="P41" draw:layer="layout" svg:width="26.8cm" svg:height="13.1cm" svg:x="0.6cm" svg:y="2.1cm">
          <draw:text-box>
            <text:p text:style-name="P13"><text:span text:style-name="T107">interface</text:span><text:span text:style-name="T85"> – это тип данных (</text:span><text:span text:style-name="T107">any</text:span><text:span text:style-name="T85">), у которого может быть набор методов</text:span></text:p>
            <text:p text:style-name="P13"><text:span text:style-name="T85"/></text:p>
            <text:p text:style-name="P13"><text:span text:style-name="T107">type </text:span><text:span text:style-name="T104">interfaceName</text:span><text:span text:style-name="T107"> interface{}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82">// пустой интерфейс == nil</text:span></text:p>
            <text:p text:style-name="P13"><text:span text:style-name="T85"/></text:p>
            <text:p text:style-name="P13"><text:span text:style-name="T75">type </text:span><text:span text:style-name="T77">Flyer</text:span><text:span text:style-name="T75"> interface { </text:span><text:span text:style-name="T77">fly</text:span><text:span text:style-name="T75">() string }</text:span><text:span text:style-name="T75"><text:tab/></text:span><text:span text:style-name="T75"><text:tab/></text:span><text:span text:style-name="T75"><text:tab/></text:span><text:span text:style-name="T75"> <text:s text:c="3"/>// 1-й интерфейс с методом</text:span></text:p>
            <text:p text:style-name="P13"><text:span text:style-name="T75">type </text:span><text:span text:style-name="T77">Swimmer</text:span><text:span text:style-name="T75"> interface { </text:span><text:span text:style-name="T77">swim</text:span><text:span text:style-name="T75">() string }</text:span><text:span text:style-name="T75"><text:tab/></text:span><text:span text:style-name="T75"> <text:s text:c="7"/>// 2-й интерфейс с методом</text:span></text:p>
            <text:p text:style-name="P13"><text:span text:style-name="T75"/></text:p>
            <text:p text:style-name="P13"><text:span text:style-name="T75">type </text:span><text:span text:style-name="T77">Bird</text:span><text:span text:style-name="T75"> struct { Name string }</text:span><text:span text:style-name="T75"><text:tab/></text:span><text:span text:style-name="T75"><text:tab/></text:span><text:span text:style-name="T75"><text:tab/></text:span><text:span text:style-name="T75"><text:tab/></text:span><text:span text:style-name="T75"> <text:s text:c="3"/>// пользовательский тип </text:span><text:span text:style-name="T77">Bird</text:span></text:p>
            <text:p text:style-name="P13"><text:span text:style-name="T75">func (b *</text:span><text:span text:style-name="T77">Bird</text:span><text:span text:style-name="T75">)</text:span><text:span text:style-name="T77">fly</text:span><text:span text:style-name="T75">() string {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 <text:s text:c="3"/>// реализует метод для типа </text:span><text:span text:style-name="T77">Bird</text:span></text:p>
            <text:p text:style-name="P13"><text:span text:style-name="T75"><text:s text:c="4"/></text:span><text:span text:style-name="T75">return "flying..."</text:span></text:p>
            <text:p text:style-name="P13"><text:span text:style-name="T75">}</text:span></text:p>
            <text:p text:style-name="P13"><text:span text:style-name="T75"/></text:p>
            <text:p text:style-name="P13"><text:span text:style-name="T75">type </text:span><text:span text:style-name="T77">Penguin</text:span><text:span text:style-name="T75"> struct { Name string }</text:span><text:span text:style-name="T75"><text:tab/></text:span><text:span text:style-name="T75"><text:tab/></text:span><text:span text:style-name="T75"><text:tab/></text:span><text:span text:style-name="T75"><text:tab/></text:span><text:span text:style-name="T75">// пользовательский тип </text:span><text:span text:style-name="T77">Penguin</text:span></text:p>
            <text:p text:style-name="P13"><text:span text:style-name="T75">func (f *</text:span><text:span text:style-name="T77">Penguin</text:span><text:span text:style-name="T75">)</text:span><text:span text:style-name="T77">swim</text:span><text:span text:style-name="T75">() string { return "swimming..." }</text:span></text:p>
            <text:p text:style-name="P13"><text:span text:style-name="T75">func (b *</text:span><text:span text:style-name="T77">Penguin</text:span><text:span text:style-name="T75">)</text:span><text:span text:style-name="T77">fly</text:span><text:span text:style-name="T75">() string { return "can’t fly!" }</text:span></text:p>
            <text:p text:style-name="P13"><text:span text:style-name="T75"/></text:p>
            <text:p text:style-name="P13"><text:span text:style-name="T75"><text:tab/></text:span><text:span text:style-name="T75">var s = </text:span><text:span text:style-name="T77">Bird</text:span><text:span text:style-name="T75">{"Sparrow"}</text:span></text:p>
            <text:p text:style-name="P13"><text:span text:style-name="T85"><text:tab/></text:span><text:span text:style-name="T85">var p = </text:span><text:span text:style-name="T104">Penguin</text:span><text:span text:style-name="T85">{"Gentoo"}</text:span></text:p>
            <text:p text:style-name="P13"><text:span text:style-name="T85"><text:tab/></text:span><text:span text:style-name="T85">birds := []</text:span><text:span text:style-name="T104">Flyer</text:span><text:span text:style-name="T85">{&amp;s, &amp;p, &amp;Bird{"Dove"}}</text:span></text:p>
            <text:p text:style-name="P13"><text:span text:style-name="T75"><text:tab/></text:span><text:span text:style-name="T75">for _, b := range birds {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// polymorphism</text:span></text:p>
            <text:p text:style-name="P13"><text:span text:style-name="T75"><text:s text:c="4"/></text:span><text:span text:style-name="T75"><text:tab/></text:span><text:span text:style-name="T75"><text:tab/></text:span><text:span text:style-name="T75">fmt.Println(b, b.fly())</text:span></text:p>
            <text:p text:style-name="P13"><text:span text:style-name="T75"><text:tab/></text:span><text:span text:style-name="T7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Мно</text:span><text:span text:style-name="T73">Go</text:span><text:span text:style-name="T39">задачность</text:span></text:p>
          </draw:text-box>
        </draw:frame>
        <draw:frame draw:style-name="gr52" draw:text-style-name="P42" draw:layer="layout" svg:width="26.8cm" svg:height="13.1cm" svg:x="0.6cm" svg:y="2.1cm">
          <draw:text-box>
            <text:p text:style-name="P13"><text:span text:style-name="T136">CSP (communicating sequential processes)</text:span></text:p>
            <text:p text:style-name="P13"><text:span text:style-name="T136"/></text:p>
            <text:p text:style-name="P13"><text:span text:style-name="T136">Goroutines</text:span></text:p>
            <text:p text:style-name="P13"><text:span text:style-name="T136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Каналы: channel</text:span></text:p>
          </draw:text-box>
        </draw:frame>
        <draw:frame draw:style-name="gr53" draw:text-style-name="P42" draw:layer="layout" svg:width="26.8cm" svg:height="13.1cm" svg:x="0.6cm" svg:y="2.1cm">
          <draw:text-box>
            <text:p text:style-name="P13"><text:span text:style-name="T120"/></text:p>
            <text:p text:style-name="P13"><text:span text:style-name="T120"/></text:p>
            <text:p text:style-name="P13"><text:span text:style-name="T120"/></text:p>
            <text:p text:style-name="P13"><text:span text:style-name="T122">channel</text:span><text:span text:style-name="T121"> ~ канал: </text:span></text:p>
            <text:p text:style-name="P13"><text:span text:style-name="T121"><text:tab/></text:span><text:span text:style-name="T121"><text:tab/></text:span><text:span text:style-name="T122">chan</text:span><text:span text:style-name="T121"> </text:span><text:span text:style-name="T124">ch</text:span></text:p>
            <text:p text:style-name="P13"><text:span text:style-name="T120"/></text:p>
            <text:p text:style-name="P13"><text:span text:style-name="T120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Инструменты: go command</text:span></text:p>
          </draw:text-box>
        </draw:frame>
        <draw:frame draw:style-name="gr54" draw:text-style-name="P34" draw:layer="layout" svg:width="26.8cm" svg:height="13.1cm" svg:x="0.6cm" svg:y="2.1cm">
          <draw:text-box>
            <text:p text:style-name="P13"><text:span text:style-name="T85"><text:tab/></text:span><text:span text:style-name="T107">go</text:span><text:span text:style-name="T85"> &lt;command&gt; [arguments]</text:span></text:p>
            <text:p text:style-name="P13"><text:span text:style-name="T85">The commands are:</text:span></text:p>
            <text:p text:style-name="P13"><text:span text:style-name="T85"><text:tab/></text:span><text:span text:style-name="T85">bug <text:s text:c="8"/>start a bug report</text:span></text:p>
            <text:p text:style-name="P13"><text:span text:style-name="T85"><text:tab/></text:span><text:span text:style-name="T107">build</text:span><text:span text:style-name="T85"> <text:s text:c="6"/>compile packages and dependencies</text:span></text:p>
            <text:p text:style-name="P13"><text:span text:style-name="T85"><text:tab/></text:span><text:span text:style-name="T85">clean <text:s text:c="6"/>remove object files and cached files</text:span></text:p>
            <text:p text:style-name="P13"><text:span text:style-name="T85"><text:tab/></text:span><text:span text:style-name="T107">doc</text:span><text:span text:style-name="T85"> <text:s text:c="8"/>show documentation for package or symbol</text:span></text:p>
            <text:p text:style-name="P13"><text:span text:style-name="T85"><text:tab/></text:span><text:span text:style-name="T85">env <text:s text:c="8"/>print Go environment information</text:span></text:p>
            <text:p text:style-name="P13"><text:span text:style-name="T85"><text:tab/></text:span><text:span text:style-name="T85">fix <text:s text:c="8"/>update packages to use new APIs</text:span></text:p>
            <text:p text:style-name="P13"><text:span text:style-name="T85"><text:tab/></text:span><text:span text:style-name="T107">fmt</text:span><text:span text:style-name="T85"> <text:s text:c="8"/>gofmt (reformat) package sources</text:span></text:p>
            <text:p text:style-name="P13"><text:span text:style-name="T85"><text:tab/></text:span><text:span text:style-name="T85">generate <text:s text:c="3"/>generate Go files by processing source</text:span></text:p>
            <text:p text:style-name="P13"><text:span text:style-name="T85"><text:tab/></text:span><text:span text:style-name="T107">get</text:span><text:span text:style-name="T85"> <text:s text:c="8"/>add dependencies to current module and install them</text:span></text:p>
            <text:p text:style-name="P13"><text:span text:style-name="T85"><text:tab/></text:span><text:span text:style-name="T107">install</text:span><text:span text:style-name="T85"> <text:s text:c="4"/>compile and install packages and dependencies</text:span></text:p>
            <text:p text:style-name="P13"><text:span text:style-name="T85"><text:tab/></text:span><text:span text:style-name="T85">list <text:s text:c="7"/>list packages or modules</text:span></text:p>
            <text:p text:style-name="P13"><text:span text:style-name="T85"><text:tab/></text:span><text:span text:style-name="T107">mod</text:span><text:span text:style-name="T85"> <text:s text:c="8"/>module maintenance</text:span></text:p>
            <text:p text:style-name="P13"><text:span text:style-name="T85"><text:tab/></text:span><text:span text:style-name="T85">work <text:s text:c="7"/>workspace maintenance</text:span></text:p>
            <text:p text:style-name="P13"><text:span text:style-name="T85"><text:tab/></text:span><text:span text:style-name="T107">run</text:span><text:span text:style-name="T85"> <text:s text:c="8"/>compile and run Go program</text:span></text:p>
            <text:p text:style-name="P13"><text:span text:style-name="T85"><text:tab/></text:span><text:span text:style-name="T85">telemetry <text:s text:c="2"/>manage telemetry data and settings</text:span></text:p>
            <text:p text:style-name="P13"><text:span text:style-name="T85"><text:tab/></text:span><text:span text:style-name="T107">test</text:span><text:span text:style-name="T85"> <text:s text:c="7"/>test packages</text:span></text:p>
            <text:p text:style-name="P13"><text:span text:style-name="T85"><text:tab/></text:span><text:span text:style-name="T85">tool <text:s text:c="7"/>run specified go tool</text:span></text:p>
            <text:p text:style-name="P13"><text:span text:style-name="T85"><text:tab/></text:span><text:span text:style-name="T85">version <text:s text:c="4"/>print Go version</text:span></text:p>
            <text:p text:style-name="P13"><text:span text:style-name="T85"><text:tab/></text:span><text:span text:style-name="T85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Инструменты: IDEs</text:span></text:p>
          </draw:text-box>
        </draw:frame>
        <draw:frame draw:style-name="gr55" draw:text-style-name="P42" draw:layer="layout" svg:width="26.8cm" svg:height="13.1cm" svg:x="0.6cm" svg:y="2.1cm">
          <draw:text-box>
            <text:p text:style-name="P13"><text:span text:style-name="T139"/></text:p>
            <text:p text:style-name="P13"><text:span text:style-name="T140"><text:a xlink:href="https://go.dev/wiki/IDEsAndTextEditorPlugins" xlink:type="simple">▲ IDEs And Text Editor Plugins @ go.dev</text:a></text:span><text:span text:style-name="T140">:</text:span></text:p>
            <text:p text:style-name="P13"><text:span text:style-name="T140"/></text:p>
            <text:list text:style-name="L1">
              <text:list-item>
                <text:p text:style-name="P13"><text:span text:style-name="T141">Visual Studio Code</text:span><text:span text:style-name="T140"> + plug-in (Microsoft)</text:span></text:p>
              </text:list-item>
              <text:list-item>
                <text:p text:style-name="P13"><text:span text:style-name="T141">GoLand</text:span><text:span text:style-name="T140"> (JetBrains)</text:span></text:p>
              </text:list-item>
              <text:list-item>
                <text:p text:style-name="P13"><text:span text:style-name="T141">LiteIDE</text:span><text:span text:style-name="T140"> (open source and cross-platform Go IDE)</text:span></text:p>
              </text:list-item>
              <text:list-item>
                <text:p text:style-name="P13"><text:span text:style-name="T141">jEdit</text:span><text:span text:style-name="T140"> (open-source, cross-platform text editor: Java)</text:span></text:p>
              </text:list-item>
              <text:list-item>
                <text:p text:style-name="P13"><text:span text:style-name="T141">Komodo IDE</text:span><text:span text:style-name="T140"> (cross-platform IDE with built-in Go support)</text:span></text:p>
              </text:list-item>
              <text:list-item>
                <text:p text:style-name="P13"><text:span text:style-name="T141">Komodo Edit</text:span><text:span text:style-name="T140"> + plug-in (cross-platform text editor)</text:span></text:p>
              </text:list-item>
              <text:list-item>
                <text:p text:style-name="P13"><text:span text:style-name="T141">Geany</text:span><text:span text:style-name="T140"> (cross-platform programmer's text editor)</text:span></text:p>
              </text:list-item>
              <text:list-item>
                <text:p text:style-name="P13"><text:span text:style-name="T141">Notepad++</text:span><text:span text:style-name="T140"> (text &amp; source code editor: Windows)</text:span></text:p>
              </text:list-item>
              <text:list-item>
                <text:p text:style-name="P13"><text:span text:style-name="T141">Kate</text:span><text:span text:style-name="T140"> (cross-platform text editor with Go support out-of-the-box: KDE)</text:span></text:p>
              </text:list-item>
              <text:list-item>
                <text:p text:style-name="P13"><text:span text:style-name="T141">Sublime Text</text:span><text:span text:style-name="T140"> (commercial text editor: macOS, Windows, Linux)</text:span></text:p>
              </text:list-item>
              <text:list-item>
                <text:p text:style-name="P13"><text:span text:style-name="T141">TextMate</text:span><text:span text:style-name="T140"> (commercial text editor: macOS)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Применение</text:span></text:p>
          </draw:text-box>
        </draw:frame>
        <draw:frame draw:style-name="gr56" draw:text-style-name="P42" draw:layer="layout" svg:width="26.8cm" svg:height="13.1cm" svg:x="0.6cm" svg:y="2.1cm">
          <draw:text-box>
            <text:p text:style-name="P13"><text:span text:style-name="T142">Области </text:span><text:span text:style-name="T142"><text:a xlink:href="https://github.com/avelino/awesome-go" xlink:type="simple">применения ▲</text:a></text:span><text:span text:style-name="T142"><text:s/>Go:</text:span></text:p>
            <text:list text:style-name="L1">
              <text:list-item>
                <text:p text:style-name="P44"><text:span text:style-name="T143"><text:a xlink:href="https://go.dev/solutions/devops" xlink:type="simple">DevOps &amp; SRE ▲</text:a></text:span><text:span text:style-name="T143"><text:s/>(Development Operations &amp; Site Reliability Engineering)</text:span></text:p>
              </text:list-item>
              <text:list-item>
                <text:p text:style-name="P44"><text:span text:style-name="T143"><text:a xlink:href="https://go.dev/solutions/cloud" xlink:type="simple">Cloud &amp; Distributed Network Services ▲</text:a></text:span><text:span text:style-name="T143"><text:s/></text:span></text:p>
              </text:list-item>
              <text:list-item>
                <text:p text:style-name="P44"><text:span text:style-name="T136"><text:a xlink:href="https://go.dev/solutions/webdev" xlink:type="simple">Web Development ▲</text:a></text:span><text:span text:style-name="T136"><text:s/>(frameworks, toolkits, engines, servers)</text:span></text:p>
              </text:list-item>
              <text:list-item>
                <text:p text:style-name="P44"><text:span text:style-name="T143"><text:a xlink:href="https://go.dev/solutions/clis" xlink:type="simple">System Automation &amp; CLIs ▲</text:a></text:span><text:span text:style-name="T143">, Utilities &amp; Stand-Alone Tools </text:span></text:p>
              </text:list-item>
            </text:list>
            <text:p text:style-name="P13"><text:span text:style-name="T144">Software на Go:</text:span></text:p>
            <text:p text:style-name="P18"><text:span text:style-name="T139"><text:tab/></text:span><text:span text:style-name="T139">Allegro </text:span><text:span text:style-name="T145">(eCommerce)</text:span><text:span text:style-name="T139">, AmneziaWG, </text:span><text:span text:style-name="T146">AKS</text:span><text:span text:style-name="T139"> [Azure Container Service] @ Microsoft, AresDB </text:span><text:span text:style-name="T145">(@ Uber)</text:span><text:span text:style-name="T139">, Buffalo </text:span><text:span text:style-name="T145">(web framework)</text:span><text:span text:style-name="T139">, Caddy </text:span><text:span text:style-name="T145">(web server)</text:span><text:span text:style-name="T139">, CockroachDB, Digger </text:span><text:span text:style-name="T145">(IaC)</text:span><text:span text:style-name="T139">, </text:span><text:span text:style-name="T146">Docker</text:span><text:span text:style-name="T139">, Drone </text:span><text:span text:style-name="T145">(CD)</text:span><text:span text:style-name="T139">, </text:span><text:span text:style-name="T146">DropBox</text:span><text:span text:style-name="T139"> </text:span><text:span text:style-name="T145">(backend)</text:span><text:span text:style-name="T139">, Flamingo </text:span><text:span text:style-name="T145">(web framework)</text:span><text:span text:style-name="T139">, Gin </text:span><text:span text:style-name="T145">(web framework)</text:span><text:span text:style-name="T139">, </text:span><text:span text:style-name="T146">Google Cloud</text:span><text:span text:style-name="T139">, Gorilla </text:span><text:span text:style-name="T145">(web toolkit)</text:span><text:span text:style-name="T139">, </text:span><text:span text:style-name="T146">Grafana</text:span><text:span text:style-name="T139">, Hugo </text:span><text:span text:style-name="T145">(website engine)</text:span><text:span text:style-name="T139">, InfluxDB, JuiceFS, </text:span><text:span text:style-name="T146">Kubernetes</text:span><text:span text:style-name="T139">, LXD </text:span><text:span text:style-name="T145">(@ Canonical)</text:span><text:span text:style-name="T139">, Mattermost </text:span><text:span text:style-name="T145">(messaging platform)</text:span><text:span text:style-name="T139">, </text:span><text:span text:style-name="T146">Prometheus</text:span><text:span text:style-name="T139"> </text:span><text:span text:style-name="T145">(monitoring &amp; alerting toolkit)</text:span><text:span text:style-name="T139">, Rend </text:span><text:span text:style-name="T145">(large scale data caching @ Netflix)</text:span><text:span text:style-name="T139">, </text:span><text:span text:style-name="T146">SoundCloud</text:span><text:span text:style-name="T139">, Soundscape </text:span><text:span text:style-name="T145">(music streaming server)</text:span><text:span text:style-name="T139">, Terraform </text:span><text:span text:style-name="T145">(IaC)</text:span><text:span text:style-name="T139">, Timesheets </text:span><text:span text:style-name="T145">(project management)</text:span><text:span text:style-name="T139">, VITESS </text:span><text:span text:style-name="T145">(@ YouTube)</text:span><text:span text:style-name="T139">, Zabbix agent2, …</text:span></text:p>
            <text:p text:style-name="P18"><text:span text:style-name="T139"/></text:p>
            <text:p text:style-name="P13"><text:span text:style-name="T139"><text:a xlink:href="https://medevel.com/golang-apps-6729/#gsc.tab=0" xlink:type="simple">Top 60+ Open-source Apps Written with Golang in 2024 ▲</text:a></text:span><text:span text:style-name="T139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47">TinyGo</text:span><text:span text:style-name="T39"> </text:span></text:p>
          </draw:text-box>
        </draw:frame>
        <draw:frame draw:style-name="gr57" draw:text-style-name="P42" draw:layer="layout" svg:width="26.8cm" svg:height="13.1cm" svg:x="0.6cm" svg:y="2.1cm">
          <draw:text-box>
            <text:p text:style-name="P13"><text:span text:style-name="T136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Мои впечатления от Go </text:span></text:p>
          </draw:text-box>
        </draw:frame>
        <draw:frame draw:style-name="gr58" draw:text-style-name="P42" draw:layer="layout" svg:width="26.8cm" svg:height="13.049cm" svg:x="0.6cm" svg:y="2.1cm">
          <draw:text-box>
            <text:p text:style-name="P13"><text:span text:style-name="T136">Синтаксис простой, но с некоторыми непривычными конструкциями.</text:span></text:p>
            <text:p text:style-name="P13"><text:span text:style-name="T136">Логично спроектирован, предсказуем. Исходники хорошо понимаются.</text:span></text:p>
            <text:p text:style-name="P13"><text:span text:style-name="T136">Непривычно после Ruby: все объявления и преобразования надо делать явно.</text:span></text:p>
            <text:p text:style-name="P13"><text:span text:style-name="T136"/></text:p>
            <text:p text:style-name="P13"><text:span text:style-name="T136">Низкоуровневый, как Си – вспомнил молодость!</text:span></text:p>
            <text:p text:style-name="P13"><text:span text:style-name="T136">Быстро компилируется.</text:span></text:p>
            <text:p text:style-name="P13"><text:span text:style-name="T136">Действительно очень быстро выполняется.</text:span></text:p>
            <text:p text:style-name="P13"><text:span text:style-name="T139"/></text:p>
            <text:p text:style-name="P13"><text:span text:style-name="T139">Очень строгий: </text:span><text:span text:style-name="T136">переменная не используется – код компилироваться не будет!</text:span></text:p>
            <text:p text:style-name="P13"><text:span text:style-name="T136">Strong typing и другие строгости важны для надёжности больших приложений.</text:span></text:p>
            <text:p text:style-name="P13"><text:span text:style-name="T136">Явная работа с ошибками дисциплинирует программиста.</text:span></text:p>
            <text:p text:style-name="P13"><text:span text:style-name="T136"/></text:p>
            <text:p text:style-name="P13"><text:span text:style-name="T136">Много библиотек – на все случаи жизни.</text:span></text:p>
            <text:p text:style-name="P13"><text:span text:style-name="T136">Много сайтов с примерами – изучать легко.</text:span></text:p>
            <text:p text:style-name="P13"><text:span text:style-name="T136"/></text:p>
            <text:p text:style-name="P13"><text:span text:style-name="T136"/></text:p>
            <text:p text:style-name="P13"><text:span text:style-name="T136"/></text:p>
            <text:p text:style-name="P13"><text:span text:style-name="T136"/></text:p>
          </draw:text-box>
        </draw:frame>
        <draw:custom-shape draw:style-name="gr59" draw:text-style-name="P46" draw:layer="layout" svg:width="8.4cm" svg:height="2.501cm" svg:x="19.2cm" svg:y="12.8cm">
          <text:p text:style-name="P45"><text:span text:style-name="T111">Наверное, это последний язык, </text:span></text:p>
          <text:p text:style-name="P45"><text:span text:style-name="T111">разработанный «классиками»,</text:span></text:p>
          <text:p text:style-name="P45"><text:span text:style-name="T111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Книг много </text:span><text:span text:style-name="T148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0C2B9F34F4EFAB2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7CBBE075E85E486B.jpg" xlink:type="simple" xlink:show="embed" xlink:actuate="onLoad" draw:mime-type="image/jpeg">
            <text:p/>
          </draw:image>
        </draw:frame>
        <draw:frame draw:style-name="gr60" draw:text-style-name="P4" draw:layer="layout" svg:width="3.24cm" svg:height="4cm" svg:x="6.16cm" svg:y="7.6cm">
          <draw:image xlink:href="Pictures/1000000000000195000001F45C39F0656E21898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B9296814779FED29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827C727CDFA50556.jpg" xlink:type="simple" xlink:show="embed" xlink:actuate="onLoad" draw:mime-type="image/jpeg">
            <text:p/>
          </draw:image>
        </draw:frame>
        <draw:frame draw:style-name="gr60" draw:text-style-name="P4" draw:layer="layout" svg:width="3.41cm" svg:height="4cm" svg:x="0.6cm" svg:y="2.8cm">
          <draw:image xlink:href="Pictures/100000000000013A00000170F7F2495344266DAF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628360BE88EDC3A0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6248E5CEC4778DDF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65545A07380F1B3.jpg" xlink:type="simple" xlink:show="embed" xlink:actuate="onLoad" draw:mime-type="image/jpeg">
            <text:p/>
          </draw:image>
        </draw:frame>
        <draw:frame draw:style-name="gr60" draw:text-style-name="P4" draw:layer="layout" svg:width="2.81cm" svg:height="4cm" svg:x="16.3cm" svg:y="11cm">
          <draw:image xlink:href="Pictures/100000000000010700000176F03D309CDE085A2B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2ADCB4C4AA2230F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88B2038B62B5EB6.jpg" xlink:type="simple" xlink:show="embed" xlink:actuate="onLoad" draw:mime-type="image/jpeg">
            <text:p/>
          </draw:image>
        </draw:frame>
        <draw:frame draw:style-name="gr60" draw:text-style-name="P4" draw:layer="layout" svg:width="3.23cm" svg:height="4cm" svg:x="9.07cm" svg:y="6.9cm">
          <draw:image xlink:href="Pictures/10000000000004140000050EC45E49CD6B773541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1E4EBC4A4A6E046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20100000153000001E0BDD6CB6D2A9A89A4.png" xlink:type="simple" xlink:show="embed" xlink:actuate="onLoad" draw:mime-type="image/png">
            <text:p/>
          </draw:image>
        </draw:frame>
        <draw:frame draw:style-name="gr60" draw:text-style-name="P4" draw:layer="layout" svg:width="2.86cm" svg:height="4cm" svg:x="14.44cm" svg:y="3.6cm">
          <draw:image xlink:href="Pictures/1000020100000160000001EC3940FEE31123D126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819F7422CECD40A8.jpg" xlink:type="simple" xlink:show="embed" xlink:actuate="onLoad" draw:mime-type="image/jpeg">
            <text:p/>
          </draw:image>
        </draw:frame>
        <draw:frame draw:style-name="gr60" draw:text-style-name="P4" draw:layer="layout" svg:width="3.06cm" svg:height="4cm" svg:x="22.24cm" svg:y="11.3cm">
          <draw:image xlink:href="Pictures/10000201000000780000009DCFEE61288D3CD640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4BF2253F576093D5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5C5F7F1760735B56.jpg" xlink:type="simple" xlink:show="embed" xlink:actuate="onLoad" draw:mime-type="image/jpeg">
            <text:p/>
          </draw:image>
        </draw:frame>
        <draw:frame draw:style-name="gr61" draw:text-style-name="P4" draw:layer="layout" svg:width="2.81cm" svg:height="4cm" svg:x="11.61cm" svg:y="6.4cm">
          <draw:image xlink:href="Pictures/100000000000015C000001EF18CD168D18A4A8EF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4E10F7B807B1127E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11DDC0306FCE035B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665141718FBA81A0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201000001BF000002597E8A193114871497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944CA5E4150F470.jpg" xlink:type="simple" xlink:show="embed" xlink:actuate="onLoad" draw:mime-type="image/jpeg">
            <text:p/>
          </draw:image>
        </draw:frame>
        <draw:frame draw:style-name="gr60" draw:text-style-name="P4" draw:layer="layout" svg:width="2.82cm" svg:height="4cm" svg:x="18.5cm" svg:y="11.5cm">
          <draw:image xlink:href="Pictures/100000000000010E0000017F75E8982D60FEE3FF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1C9676DDFC0ECDD2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520B1A7C63E00CA4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731F14497EF62253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201000002F900000434564E196B75EB61BE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19B15E99DED105A3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24" draw:layer="layout" svg:width="24.599cm" svg:height="1.352cm" svg:x="0.701cm" svg:y="0.401cm">
          <draw:text-box>
            <text:p><text:span text:style-name="T55">Ссылки </text:span><text:span text:style-name="T149">▲</text:span></text:p>
          </draw:text-box>
        </draw:frame>
        <draw:frame draw:style-name="gr62" draw:text-style-name="P48" draw:layer="layout" svg:width="26.4cm" svg:height="12.873cm" svg:x="0.8cm" svg:y="2.127cm">
          <draw:text-box>
            <text:list text:style-name="L1">
              <text:list-item>
                <text:p text:style-name="P47"><text:span text:style-name="T150"><text:a xlink:href="https://go.dev/" xlink:type="simple">go.dev/</text:a></text:span><text:span text:style-name="T150"><text:s text:c="35"/></text:span><text:span text:style-name="T151"><text:s text:c="4"/>// Официальный сайт языка</text:span></text:p>
              </text:list-item>
              <text:list-item>
                <text:p text:style-name="P47"><text:span text:style-name="T150"><text:a xlink:href="https://go.dev/play/" xlink:type="simple">go.dev/play/</text:a></text:span><text:span text:style-name="T152"><text:s text:c="30"/></text:span><text:span text:style-name="T151"><text:s text:c="4"/>// Go Playground ~ выполнение в браузере</text:span></text:p>
              </text:list-item>
              <text:list-item>
                <text:p text:style-name="P47"><text:span text:style-name="T150"><text:a xlink:href="https://go.dev/ref/spec" xlink:type="simple">go.dev/ref/spec</text:a></text:span><text:span text:style-name="T150"><text:s text:c="27"/></text:span><text:span text:style-name="T151"><text:s text:c="4"/></text:span><text:span text:style-name="T153">// Спецификация языка</text:span></text:p>
              </text:list-item>
              <text:list-item>
                <text:p text:style-name="P47"><text:span text:style-name="T150"><text:a xlink:href="https://go.dev/doc/" xlink:type="simple">go.dev/doc/</text:a></text:span><text:span text:style-name="T152"><text:s text:c="31"/></text:span><text:span text:style-name="T151"><text:s text:c="4"/>// Документация</text:span></text:p>
              </text:list-item>
              <text:list-item>
                <text:p text:style-name="P47"><text:span text:style-name="T150"><text:a xlink:href="https://go.dev/doc/code" xlink:type="simple">go.dev/doc/code</text:a></text:span><text:span text:style-name="T152"><text:s text:c="27"/></text:span><text:span text:style-name="T151"><text:s text:c="4"/>// How to Write Go Code</text:span></text:p>
              </text:list-item>
              <text:list-item>
                <text:p text:style-name="P47"><text:span text:style-name="T150"><text:a xlink:href="https://pkg.go.dev/std" xlink:type="simple">pkg.go.dev/std</text:a></text:span><text:span text:style-name="T150"><text:s text:c="20"/></text:span><text:span text:style-name="T152"><text:s text:c="8"/></text:span><text:span text:style-name="T151"><text:s text:c="4"/>// стандартная библиотека</text:span></text:p>
              </text:list-item>
              <text:list-item>
                <text:p text:style-name="P18"><text:span text:style-name="T150"><text:a xlink:href="https://gobyexample.com/" xlink:type="simple">gobyexample.com</text:a></text:span><text:span text:style-name="T152"><text:s text:c="27"/></text:span><text:span text:style-name="T151"><text:s text:c="4"/>// Go в примерах</text:span></text:p>
              </text:list-item>
              <text:list-item>
                <text:p text:style-name="P18"><text:span text:style-name="T153"><text:a xlink:href="https://go.dev/doc/modules/layout" xlink:type="simple">go.dev/doc/modules/layout</text:a></text:span><text:span text:style-name="T151"><text:s text:c="21"/>// Структура каталогов</text:span></text:p>
              </text:list-item>
              <text:list-item>
                <text:p text:style-name="P18"><text:span text:style-name="T150"><text:a xlink:href="https://github.com/golang-standards/project-layout/blob/master/README_ru.md" xlink:type="simple">github.com/golang-standards/project-layout</text:a></text:span><text:span text:style-name="T152"><text:s text:c="4"/>// </text:span><text:span text:style-name="T151">Стандартный макет [большого] Go проекта</text:span></text:p>
              </text:list-item>
            </text:list>
            <text:p text:style-name="P47"><text:span text:style-name="T151"/></text:p>
            <text:list text:continue-numbering="true" text:style-name="L1">
              <text:list-item>
                <text:p text:style-name="P47"><text:span text:style-name="T150"><text:a xlink:href="https://tour.golang.org/" xlink:type="simple">tour.golang.org</text:a></text:span><text:span text:style-name="T152"><text:s text:c="27"/></text:span><text:span text:style-name="T151"><text:s text:c="4"/>// Экскурсия по возможностям Go</text:span></text:p>
              </text:list-item>
              <text:list-item>
                <text:p text:style-name="P47"><text:span text:style-name="T150"><text:a xlink:href="https://golangdocs.com/" xlink:type="simple">golangdocs.com</text:a></text:span><text:span text:style-name="T152"><text:s text:c="28"/></text:span><text:span text:style-name="T151"><text:s text:c="4"/>// примеры конструкций</text:span></text:p>
              </text:list-item>
            </text:list>
            <text:p text:style-name="P47"><text:span text:style-name="T153"/></text:p>
            <text:list text:continue-numbering="true" text:style-name="L1">
              <text:list-item>
                <text:p text:style-name="P18"><text:span text:style-name="T150"><text:a xlink:href="https://go.dev/doc/effective_go" xlink:type="simple">go.dev/doc/effective_go</text:a></text:span><text:span text:style-name="T150"><text:s text:c="4"/></text:span><text:span text:style-name="T152"><text:s text:c="9"/></text:span><text:span text:style-name="T151"><text:s text:c="10"/>// "Effecive Go" бесплатная web-книга</text:span></text:p>
              </text:list-item>
              <text:list-item>
                <text:p text:style-name="P47"><text:span text:style-name="T153"><text:a xlink:href="https://gopl.io/" xlink:type="simple">gopl.io</text:a></text:span><text:span text:style-name="T151"><text:s text:c="18"/>// "The Go Programming Language" by A.A.A.Donovan &amp; B.W.Kernighan</text:span></text:p>
              </text:list-item>
            </text:list>
            <text:p text:style-name="P47"><text:span text:style-name="T151"/></text:p>
            <text:list text:continue-numbering="true" text:style-name="L1">
              <text:list-item>
                <text:p text:style-name="P47"><text:span text:style-name="T150"><text:a xlink:href="https://www.w3schools.com/go/index.php" xlink:type="simple">w3schools.com/go/</text:a></text:span><text:span text:style-name="T152"><text:s text:c="16"/></text:span><text:span text:style-name="T151">@ w3schools <text:s/>// Справочник</text:span></text:p>
              </text:list-item>
              <text:list-item>
                <text:p text:style-name="P47"><text:span text:style-name="T150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52"><text:s/></text:span><text:span text:style-name="T151">@ proglib.io // Самоучитель</text:span></text:p>
              </text:list-item>
              <text:list-item>
                <text:p text:style-name="P47"><text:span text:style-name="T150"><text:a xlink:href="https://proglib.io/p/dorozhnaya-karta-go-razrabotchika-v-2023-godu-2023-11-01" xlink:type="simple">Дорожная карта Go-разработчика</text:a></text:span><text:span text:style-name="T152"><text:s text:c="3"/></text:span><text:span text:style-name="T151">@ proglib.io // План изучения</text:span></text:p>
              </text:list-item>
              <text:list-item>
                <text:p text:style-name="P47"><text:span text:style-name="T153"><text:a xlink:href="https://lyceum.yandex.ru/go" xlink:type="simple">lyceum.yandex.ru/go</text:a></text:span><text:span text:style-name="T151"><text:s text:c="27"/>// Яндекс-лицей: Программирование на Go</text:span></text:p>
              </text:list-item>
              <text:list-item>
                <text:p text:style-name="P47"><text:span text:style-name="T153"><text:a xlink:href="https://codelibs.ru/category/go/" xlink:type="simple">Книги по Go</text:a></text:span><text:span text:style-name="T151"><text:s text:c="22"/>@codelibs.ru //</text:span></text:p>
              </text:list-item>
            </text:list>
            <text:p text:style-name="P47"><text:span text:style-name="T151"/></text:p>
            <text:list text:continue-numbering="true" text:style-name="L1">
              <text:list-item>
                <text:p text:style-name="P47"><text:span text:style-name="T153"><text:a xlink:href="https://tinygo.org/" xlink:type="simple">tinygo.org</text:a></text:span><text:span text:style-name="T151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custom-shape draw:style-name="gr63" draw:text-style-name="P49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24" draw:layer="layout" svg:width="24.599cm" svg:height="1.352cm" svg:x="0.701cm" svg:y="0.401cm">
          <draw:text-box>
            <text:p><text:span text:style-name="T55">Готов ответить на вопросы</text:span></text:p>
          </draw:text-box>
        </draw:frame>
        <draw:frame draw:style-name="gr12" draw:text-style-name="P50" draw:layer="layout" svg:width="5cm" svg:height="5cm" svg:x="0.1cm" svg:y="2.127cm">
          <draw:image xlink:href="Pictures/10000000000000DE000000DE4BD31529C6EA29FA.gif" xlink:type="simple" xlink:show="embed" xlink:actuate="onLoad" draw:mime-type="image/gif"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8DF2F8B8A401329D.jpg" xlink:type="simple" xlink:show="embed" xlink:actuate="onLoad" draw:mime-type="image/jpeg">
            <text:p/>
          </draw:image>
        </draw:frame>
        <draw:frame draw:style-name="gr64" draw:text-style-name="P51" draw:layer="layout" svg:width="6.527cm" svg:height="3.405cm" svg:x="10cm" svg:y="6.834cm">
          <draw:text-box>
            <text:p text:style-name="P2"><text:span text:style-name="T155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24" draw:layer="layout" svg:width="24.599cm" svg:height="1.352cm" svg:x="0.701cm" svg:y="0.401cm">
          <draw:text-box>
            <text:p><text:span text:style-name="T55">Словарик</text:span></text:p>
          </draw:text-box>
        </draw:frame>
        <draw:frame draw:style-name="gr65" draw:text-style-name="P52" draw:layer="layout" svg:width="26.4cm" svg:height="12.473cm" svg:x="0.8cm" svg:y="2.527cm">
          <draw:text-box>
            <text:p text:style-name="P18"><text:span text:style-name="T156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1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4-12-03T18:04:14.087580208</dc:date>
    <meta:editing-duration>P5DT7H30M2S</meta:editing-duration>
    <meta:editing-cycles>843</meta:editing-cycles>
    <meta:generator>LibreOffice/7.0.4.2$Linux_x86 LibreOffice_project/00$Build-2</meta:generator>
    <meta:document-statistic meta:object-count="363"/>
  </office:meta>
</office:document-meta>
</file>